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T1_71" style:family="text"/>
    <style:style style:name="T1_72" style:family="text"/>
    <style:style style:name="T1_73" style:family="text"/>
    <style:style style:name="T1_74" style:family="text"/>
    <style:style style:name="T1_75" style:family="text"/>
    <style:style style:name="T1_76" style:family="text"/>
    <style:style style:name="T1_77" style:family="text"/>
    <style:style style:name="T1_78" style:family="text"/>
    <style:style style:name="T1_79" style:family="text"/>
    <style:style style:name="T1_80" style:family="text"/>
    <style:style style:name="T1_81" style:family="text"/>
    <style:style style:name="T1_82" style:family="text"/>
    <style:style style:name="T1_83" style:family="text"/>
    <style:style style:name="T1_84" style:family="text"/>
    <style:style style:name="T1_85" style:family="text"/>
    <style:style style:name="T1_86" style:family="text"/>
    <style:style style:name="T1_87" style:family="text"/>
    <style:style style:name="T1_88" style:family="text"/>
    <style:style style:name="T1_89" style:family="text"/>
    <style:style style:name="T1_90" style:family="text"/>
    <style:style style:name="T1_91" style:family="text"/>
    <style:style style:name="T1_92" style:family="text"/>
    <style:style style:name="T1_93" style:family="text"/>
    <style:style style:name="T1_94" style:family="text"/>
    <style:style style:name="T1_95" style:family="text"/>
    <style:style style:name="T1_96" style:family="text"/>
    <style:style style:name="T1_97" style:family="text"/>
    <style:style style:name="T1_98" style:family="text"/>
    <style:style style:name="T1_99" style:family="text"/>
    <style:style style:name="T1_100" style:family="text"/>
    <style:style style:name="T1_101" style:family="text"/>
    <style:style style:name="T1_102" style:family="text"/>
    <style:style style:name="T1_103" style:family="text"/>
    <style:style style:name="T1_104" style:family="text"/>
    <style:style style:name="T1_105" style:family="text"/>
    <style:style style:name="T1_106" style:family="text"/>
    <style:style style:name="T1_107" style:family="text"/>
    <style:style style:name="T1_108" style:family="text"/>
    <style:style style:name="T1_109" style:family="text"/>
    <style:style style:name="T1_110" style:family="text"/>
    <style:style style:name="T1_111" style:family="text"/>
    <style:style style:name="T1_112" style:family="text"/>
    <style:style style:name="T1_113" style:family="text"/>
    <style:style style:name="T1_114" style:family="text"/>
    <style:style style:name="T1_115" style:family="text"/>
    <style:style style:name="T1_116" style:family="text"/>
    <style:style style:name="T1_117" style:family="text"/>
    <style:style style:name="T1_118" style:family="text"/>
    <style:style style:name="T1_119" style:family="text"/>
    <style:style style:name="T1_120" style:family="text"/>
    <style:style style:name="T1_121" style:family="text"/>
    <style:style style:name="T1_122" style:family="text"/>
    <style:style style:name="T1_123" style:family="text"/>
    <style:style style:name="T1_124" style:family="text"/>
    <style:style style:name="T1_125" style:family="text"/>
    <style:style style:name="T1_126" style:family="text"/>
    <style:style style:name="T1_127" style:family="text"/>
    <style:style style:name="T1_128" style:family="text"/>
    <style:style style:name="T1_129" style:family="text"/>
    <style:style style:name="T1_130" style:family="text"/>
    <style:style style:name="T1_131" style:family="text"/>
    <style:style style:name="T1_132" style:family="text"/>
    <style:style style:name="T1_133" style:family="text"/>
    <style:style style:name="T1_134" style:family="text"/>
    <style:style style:name="T1_135" style:family="text"/>
    <style:style style:name="T1_136" style:family="text"/>
    <style:style style:name="T1_137" style:family="text"/>
    <style:style style:name="T1_138" style:family="text"/>
    <style:style style:name="T1_139" style:family="text"/>
    <style:style style:name="T1_140" style:family="text"/>
    <style:style style:name="T1_141" style:family="text"/>
    <style:style style:name="T1_142" style:family="text"/>
    <style:style style:name="T1_143" style:family="text"/>
    <style:style style:name="T1_144" style:family="text"/>
    <style:style style:name="T1_145" style:family="text"/>
    <style:style style:name="T1_146" style:family="text"/>
    <style:style style:name="T1_147" style:family="text"/>
    <style:style style:name="T1_148" style:family="text"/>
    <style:style style:name="T1_149" style:family="text"/>
    <style:style style:name="T1_150" style:family="text"/>
    <style:style style:name="T1_151" style:family="text"/>
    <style:style style:name="T1_152" style:family="text"/>
    <style:style style:name="T1_153" style:family="text"/>
    <style:style style:name="T1_154" style:family="text"/>
    <style:style style:name="T1_155" style:family="text"/>
    <style:style style:name="T1_156" style:family="text"/>
    <style:style style:name="T1_157" style:family="text"/>
    <style:style style:name="T1_158" style:family="text"/>
    <style:style style:name="T1_159" style:family="text"/>
    <style:style style:name="T1_160" style:family="text"/>
    <style:style style:name="T1_161" style:family="text"/>
    <style:style style:name="T1_162" style:family="text"/>
    <style:style style:name="T1_163" style:family="text"/>
    <style:style style:name="T1_164" style:family="text"/>
    <style:style style:name="T1_165" style:family="text"/>
    <style:style style:name="T1_166" style:family="text"/>
    <style:style style:name="T1_167" style:family="text"/>
    <style:style style:name="T1_168" style:family="text"/>
    <style:style style:name="T1_169" style:family="text"/>
    <style:style style:name="T1_170" style:family="text"/>
    <style:style style:name="T1_171" style:family="text"/>
    <style:style style:name="T1_172" style:family="text"/>
    <style:style style:name="T1_173" style:family="text"/>
    <style:style style:name="T1_174" style:family="text"/>
    <style:style style:name="T1_175" style:family="text"/>
    <style:style style:name="T1_176" style:family="text"/>
    <style:style style:name="T1_177" style:family="text"/>
    <style:style style:name="T1_178" style:family="text"/>
    <style:style style:name="T1_179" style:family="text"/>
    <style:style style:name="T1_180" style:family="text"/>
    <style:style style:name="T1_181" style:family="text"/>
    <style:style style:name="T1_182" style:family="text"/>
    <style:style style:name="T1_183" style:family="text"/>
    <style:style style:name="T1_184" style:family="text"/>
    <style:style style:name="T1_185" style:family="text"/>
    <style:style style:name="T1_186" style:family="text"/>
    <style:style style:name="T1_187" style:family="text"/>
    <style:style style:name="T1_188" style:family="text"/>
    <style:style style:name="T1_189" style:family="text"/>
    <style:style style:name="T1_190" style:family="text"/>
    <style:style style:name="T1_191" style:family="text"/>
    <style:style style:name="T1_192" style:family="text"/>
    <style:style style:name="T1_193" style:family="text"/>
    <style:style style:name="T1_194" style:family="text"/>
    <style:style style:name="T1_195" style:family="text"/>
    <style:style style:name="T1_196" style:family="text"/>
    <style:style style:name="T1_197" style:family="text"/>
    <style:style style:name="T1_198" style:family="text"/>
    <style:style style:name="T1_199" style:family="text"/>
    <style:style style:name="T1_200" style:family="text"/>
    <style:style style:name="T1_201" style:family="text"/>
    <style:style style:name="T1_202" style:family="text"/>
    <style:style style:name="T1_203" style:family="text"/>
    <style:style style:name="T1_204" style:family="text"/>
    <style:style style:name="T1_205" style:family="text"/>
    <style:style style:name="T1_206" style:family="text"/>
    <style:style style:name="T1_207" style:family="text"/>
    <style:style style:name="T1_208" style:family="text"/>
    <style:style style:name="T1_209" style:family="text"/>
    <style:style style:name="T1_210" style:family="text"/>
    <style:style style:name="T1_211" style:family="text"/>
    <style:style style:name="T1_212" style:family="text"/>
    <style:style style:name="T1_213" style:family="text"/>
    <style:style style:name="T1_214" style:family="text"/>
    <style:style style:name="T1_215" style:family="text"/>
    <style:style style:name="T1_216" style:family="text"/>
    <style:style style:name="T1_217" style:family="text"/>
    <style:style style:name="T1_218" style:family="text"/>
    <style:style style:name="T1_219" style:family="text"/>
    <style:style style:name="T1_220" style:family="text"/>
    <style:style style:name="T1_221" style:family="text"/>
    <style:style style:name="T1_222" style:family="text"/>
    <style:style style:name="T1_223" style:family="text"/>
    <style:style style:name="T1_224" style:family="text"/>
    <style:style style:name="T1_225" style:family="text"/>
    <style:style style:name="T1_226" style:family="text"/>
    <style:style style:name="T1_227" style:family="text"/>
    <style:style style:name="T1_228" style:family="text"/>
    <style:style style:name="T1_229" style:family="text"/>
    <style:style style:name="T1_230" style:family="text"/>
    <style:style style:name="T1_231" style:family="text"/>
    <style:style style:name="T1_232" style:family="text"/>
    <style:style style:name="T1_233" style:family="text"/>
    <style:style style:name="T1_234" style:family="text"/>
    <style:style style:name="T1_235" style:family="text"/>
    <style:style style:name="T1_236" style:family="text"/>
    <style:style style:name="T1_237" style:family="text"/>
    <style:style style:name="T1_238" style:family="text"/>
    <style:style style:name="T1_239" style:family="text"/>
    <style:style style:name="T1_240" style:family="text"/>
    <style:style style:name="T1_241" style:family="text"/>
    <style:style style:name="T1_242" style:family="text"/>
    <style:style style:name="T1_243" style:family="text"/>
    <style:style style:name="T1_244" style:family="text"/>
    <style:style style:name="T1_245" style:family="text"/>
    <style:style style:name="T1_246" style:family="text"/>
    <style:style style:name="T1_247" style:family="text"/>
    <style:style style:name="T1_248" style:family="text"/>
    <style:style style:name="T1_249" style:family="text"/>
    <style:style style:name="T1_250" style:family="text"/>
    <style:style style:name="T1_251" style:family="text"/>
    <style:style style:name="T1_252" style:family="text"/>
    <style:style style:name="T1_253" style:family="text"/>
    <style:style style:name="T1_254" style:family="text"/>
    <style:style style:name="T1_255" style:family="text"/>
    <style:style style:name="T1_256" style:family="text"/>
    <style:style style:name="T1_257" style:family="text"/>
    <style:style style:name="T1_258" style:family="text"/>
    <style:style style:name="T1_259" style:family="text"/>
    <style:style style:name="T1_260" style:family="text"/>
    <style:style style:name="T1_261" style:family="text"/>
    <style:style style:name="T1_262" style:family="text"/>
    <style:style style:name="T1_263" style:family="text"/>
    <style:style style:name="T1_264" style:family="text"/>
    <style:style style:name="T1_265" style:family="text"/>
    <style:style style:name="T1_266" style:family="text"/>
    <style:style style:name="T1_267" style:family="text"/>
    <style:style style:name="T1_268" style:family="text"/>
    <style:style style:name="T1_269" style:family="text"/>
    <style:style style:name="T1_270" style:family="text"/>
    <style:style style:name="T1_271" style:family="text"/>
    <style:style style:name="T1_272" style:family="text"/>
    <style:style style:name="T1_273" style:family="text"/>
    <style:style style:name="T1_274" style:family="text"/>
    <style:style style:name="T1_275" style:family="text"/>
    <style:style style:name="T1_276" style:family="text"/>
    <style:style style:name="T1_277" style:family="text"/>
    <style:style style:name="T1_278" style:family="text"/>
    <style:style style:name="T1_279" style:family="text"/>
    <style:style style:name="T1_280" style:family="text"/>
    <style:style style:name="T1_281" style:family="text"/>
    <style:style style:name="T1_282" style:family="text"/>
    <style:style style:name="T1_283" style:family="text"/>
    <style:style style:name="T1_284" style:family="text"/>
    <style:style style:name="T1_285" style:family="text"/>
    <style:style style:name="T1_286" style:family="text"/>
    <style:style style:name="T1_287" style:family="text"/>
    <style:style style:name="T1_288" style:family="text"/>
    <style:style style:name="T1_289" style:family="text"/>
    <style:style style:name="T1_290" style:family="text"/>
    <style:style style:name="T1_291" style:family="text"/>
    <style:style style:name="T1_292" style:family="text"/>
    <style:style style:name="T1_293" style:family="text"/>
    <style:style style:name="T1_294" style:family="text"/>
    <style:style style:name="T1_295" style:family="text"/>
    <style:style style:name="T1_296" style:family="text"/>
    <style:style style:name="T1_297" style:family="text"/>
    <style:style style:name="T1_298" style:family="text"/>
    <style:style style:name="T1_299" style:family="text"/>
    <style:style style:name="T1_300" style:family="text"/>
    <style:style style:name="T1_301" style:family="text"/>
    <style:style style:name="T1_302" style:family="text"/>
    <style:style style:name="T1_303" style:family="text"/>
    <style:style style:name="T1_304" style:family="text"/>
    <style:style style:name="T1_305" style:family="text"/>
    <style:style style:name="T1_306" style:family="text"/>
    <style:style style:name="T1_307" style:family="text"/>
    <style:style style:name="T1_308" style:family="text"/>
    <style:style style:name="T1_309" style:family="text"/>
    <style:style style:name="T1_310" style:family="text"/>
    <style:style style:name="T1_311" style:family="text"/>
    <style:style style:name="T1_312" style:family="text"/>
    <style:style style:name="T1_313" style:family="text"/>
    <style:style style:name="T1_314" style:family="text"/>
    <style:style style:name="T1_315" style:family="text"/>
    <style:style style:name="T1_316" style:family="text"/>
    <style:style style:name="T1_317" style:family="text"/>
    <style:style style:name="T1_318" style:family="text"/>
    <style:style style:name="T1_319" style:family="text"/>
    <style:style style:name="T1_320" style:family="text"/>
    <style:style style:name="T1_321" style:family="text"/>
    <style:style style:name="T1_322" style:family="text"/>
    <style:style style:name="T1_323" style:family="text"/>
    <style:style style:name="T1_324" style:family="text"/>
    <style:style style:name="T1_325" style:family="text"/>
    <style:style style:name="T1_326" style:family="text"/>
    <style:style style:name="T1_327" style:family="text"/>
    <style:style style:name="T1_328" style:family="text"/>
    <style:style style:name="T1_329" style:family="text"/>
    <style:style style:name="T1_330" style:family="text"/>
    <style:style style:name="T1_331" style:family="text"/>
    <style:style style:name="T1_332" style:family="text"/>
    <style:style style:name="T1_333" style:family="text"/>
    <style:style style:name="T1_334" style:family="text"/>
    <style:style style:name="T1_335" style:family="text"/>
    <style:style style:name="T1_336" style:family="text"/>
    <style:style style:name="T1_337" style:family="text"/>
    <style:style style:name="T1_338" style:family="text"/>
    <style:style style:name="T1_339" style:family="text"/>
    <style:style style:name="T1_340" style:family="text"/>
    <style:style style:name="T1_341" style:family="text"/>
    <style:style style:name="T1_342" style:family="text"/>
    <style:style style:name="T1_343" style:family="text"/>
    <style:style style:name="T1_344" style:family="text"/>
    <style:style style:name="T1_345" style:family="text"/>
    <style:style style:name="T1_346" style:family="text"/>
    <style:style style:name="T1_347" style:family="text"/>
    <style:style style:name="T1_348" style:family="text"/>
    <style:style style:name="T1_349" style:family="text"/>
    <style:style style:name="T1_350" style:family="text"/>
    <style:style style:name="T1_351" style:family="text"/>
    <style:style style:name="T1_352" style:family="text"/>
    <style:style style:name="T1_353" style:family="text"/>
    <style:style style:name="T1_354" style:family="text"/>
    <style:style style:name="T1_355" style:family="text"/>
    <style:style style:name="T1_356" style:family="text"/>
    <style:style style:name="T1_357" style:family="text"/>
    <style:style style:name="T1_358" style:family="text"/>
    <style:style style:name="T1_359" style:family="text"/>
    <style:style style:name="T1_360" style:family="text"/>
    <style:style style:name="T1_361" style:family="text"/>
    <style:style style:name="T1_362" style:family="text"/>
    <style:style style:name="T1_363" style:family="text"/>
    <style:style style:name="T1_364" style:family="text"/>
    <style:style style:name="T1_365" style:family="text"/>
    <style:style style:name="T1_366" style:family="text"/>
    <style:style style:name="T1_367" style:family="text"/>
    <style:style style:name="T1_368" style:family="text"/>
    <style:style style:name="T1_369" style:family="text"/>
    <style:style style:name="T1_370" style:family="text"/>
    <style:style style:name="T1_371" style:family="text"/>
    <style:style style:name="T1_372" style:family="text"/>
    <style:style style:name="T1_373" style:family="text"/>
    <style:style style:name="T1_374" style:family="text"/>
    <style:style style:name="T1_375" style:family="text"/>
    <style:style style:name="T1_376" style:family="text"/>
    <style:style style:name="T1_377" style:family="text"/>
    <style:style style:name="T1_378" style:family="text"/>
    <style:style style:name="T1_379" style:family="text"/>
    <style:style style:name="T1_380" style:family="text"/>
    <style:style style:name="T1_381" style:family="text"/>
    <style:style style:name="T1_382" style:family="text"/>
    <style:style style:name="T1_383" style:family="text"/>
    <style:style style:name="T1_384" style:family="text"/>
    <style:style style:name="T1_385" style:family="text"/>
    <style:style style:name="T1_386" style:family="text"/>
    <style:style style:name="T1_387" style:family="text"/>
    <style:style style:name="T1_388" style:family="text"/>
    <style:style style:name="T1_389" style:family="text"/>
    <style:style style:name="T1_390" style:family="text"/>
    <style:style style:name="T1_391" style:family="text"/>
    <style:style style:name="T1_392" style:family="text"/>
    <style:style style:name="T1_393" style:family="text"/>
    <style:style style:name="T1_394" style:family="text"/>
    <style:style style:name="T1_395" style:family="text"/>
    <style:style style:name="T1_396" style:family="text"/>
    <style:style style:name="T1_397" style:family="text"/>
    <style:style style:name="T1_398" style:family="text"/>
    <style:style style:name="T1_399" style:family="text"/>
    <style:style style:name="T1_400" style:family="text"/>
    <style:style style:name="T1_401" style:family="text"/>
    <style:style style:name="T1_402" style:family="text"/>
    <style:style style:name="T1_403" style:family="text"/>
    <style:style style:name="T1_404" style:family="text"/>
    <style:style style:name="T1_405" style:family="text"/>
    <style:style style:name="T1_406" style:family="text"/>
    <style:style style:name="T1_407" style:family="text"/>
    <style:style style:name="T1_408" style:family="text"/>
    <style:style style:name="T1_409" style:family="text"/>
    <style:style style:name="T1_410" style:family="text"/>
    <style:style style:name="T1_411" style:family="text"/>
    <style:style style:name="T1_412" style:family="text"/>
    <style:style style:name="T1_413" style:family="text"/>
    <style:style style:name="T1_414" style:family="text"/>
    <style:style style:name="T1_415" style:family="text"/>
    <style:style style:name="T1_416" style:family="text"/>
    <style:style style:name="T1_417" style:family="text"/>
    <style:style style:name="T1_418" style:family="text"/>
    <style:style style:name="T1_419" style:family="text"/>
    <style:style style:name="T1_420" style:family="text"/>
    <style:style style:name="T1_421" style:family="text"/>
    <style:style style:name="T1_422" style:family="text"/>
    <style:style style:name="T1_423" style:family="text"/>
    <style:style style:name="T1_424" style:family="text"/>
    <style:style style:name="T1_425" style:family="text"/>
    <style:style style:name="T1_426" style:family="text"/>
    <style:style style:name="T1_427" style:family="text"/>
    <style:style style:name="T1_428" style:family="text"/>
    <style:style style:name="T1_429" style:family="text"/>
    <style:style style:name="T1_430" style:family="text"/>
    <style:style style:name="T1_431" style:family="text"/>
    <style:style style:name="T1_432" style:family="text"/>
    <style:style style:name="T1_433" style:family="text"/>
    <style:style style:name="T1_434" style:family="text"/>
    <style:style style:name="T1_435" style:family="text"/>
    <style:style style:name="T1_436" style:family="text"/>
    <style:style style:name="T1_437" style:family="text"/>
    <style:style style:name="T1_438" style:family="text"/>
    <style:style style:name="T1_439" style:family="text"/>
    <style:style style:name="T1_440" style:family="text"/>
    <style:style style:name="T1_441" style:family="text"/>
    <style:style style:name="T1_442" style:family="text"/>
    <style:style style:name="T1_443" style:family="text"/>
    <style:style style:name="T1_444" style:family="text"/>
    <style:style style:name="T1_445" style:family="text"/>
    <style:style style:name="T1_446" style:family="text"/>
    <style:style style:name="T1_447" style:family="text"/>
    <style:style style:name="T1_448" style:family="text"/>
    <style:style style:name="T1_449" style:family="text"/>
    <style:style style:name="T1_450" style:family="text"/>
    <style:style style:name="T1_451" style:family="text"/>
    <style:style style:name="T1_452" style:family="text"/>
    <style:style style:name="T1_453" style:family="text"/>
    <style:style style:name="T1_454" style:family="text"/>
    <style:style style:name="T1_455" style:family="text"/>
    <style:style style:name="T1_456" style:family="text"/>
    <style:style style:name="T1_457" style:family="text"/>
    <style:style style:name="T1_458" style:family="text"/>
    <style:style style:name="T1_459" style:family="text"/>
    <style:style style:name="T1_460" style:family="text"/>
    <style:style style:name="T1_461" style:family="text"/>
    <style:style style:name="T1_462" style:family="text"/>
    <style:style style:name="T1_463" style:family="text"/>
    <style:style style:name="T1_464" style:family="text"/>
    <style:style style:name="T1_465" style:family="text"/>
    <style:style style:name="T1_466" style:family="text"/>
    <style:style style:name="T1_467" style:family="text"/>
    <style:style style:name="T1_468" style:family="text"/>
    <style:style style:name="T1_469" style:family="text"/>
    <style:style style:name="T1_470" style:family="text"/>
    <style:style style:name="T1_471" style:family="text"/>
    <style:style style:name="T1_472" style:family="text"/>
    <style:style style:name="T1_473" style:family="text"/>
    <style:style style:name="T1_474" style:family="text"/>
    <style:style style:name="T1_475" style:family="text"/>
    <style:style style:name="T1_476" style:family="text"/>
    <style:style style:name="T1_477" style:family="text"/>
    <style:style style:name="T1_478" style:family="text"/>
    <style:style style:name="T1_479" style:family="text"/>
    <style:style style:name="T1_480" style:family="text"/>
    <style:style style:name="T1_481" style:family="text"/>
    <style:style style:name="T1_482" style:family="text"/>
    <style:style style:name="T1_483" style:family="text"/>
    <style:style style:name="T1_484" style:family="text"/>
    <style:style style:name="T1_485" style:family="text"/>
    <style:style style:name="T1_486" style:family="text"/>
    <style:style style:name="T1_487" style:family="text"/>
    <style:style style:name="T1_488" style:family="text"/>
    <style:style style:name="T1_489" style:family="text"/>
    <style:style style:name="T1_490" style:family="text"/>
    <style:style style:name="T1_491" style:family="text"/>
    <style:style style:name="T1_492" style:family="text"/>
    <style:style style:name="T1_493" style:family="text"/>
    <style:style style:name="T1_494" style:family="text"/>
    <style:style style:name="T1_495" style:family="text"/>
    <style:style style:name="T1_496" style:family="text"/>
    <style:style style:name="T1_497" style:family="text"/>
    <style:style style:name="T1_498" style:family="text"/>
    <style:style style:name="T1_499" style:family="text"/>
    <style:style style:name="T1_500" style:family="text"/>
    <style:style style:name="T1_501" style:family="text"/>
    <style:style style:name="T1_502" style:family="text"/>
    <style:style style:name="T1_503" style:family="text"/>
    <style:style style:name="T1_504" style:family="text"/>
    <style:style style:name="T1_505" style:family="text"/>
    <style:style style:name="T1_506" style:family="text"/>
    <style:style style:name="T1_507" style:family="text"/>
    <style:style style:name="T1_508" style:family="text"/>
    <style:style style:name="T1_509" style:family="text"/>
    <style:style style:name="T1_510" style:family="text"/>
    <style:style style:name="T1_511" style:family="text"/>
    <style:style style:name="T1_512" style:family="text"/>
    <style:style style:name="T1_513" style:family="text"/>
    <style:style style:name="T1_514" style:family="text"/>
    <style:style style:name="T1_515" style:family="text"/>
    <style:style style:name="T1_516" style:family="text"/>
    <style:style style:name="T1_517" style:family="text"/>
    <style:style style:name="T1_518" style:family="text"/>
    <style:style style:name="T1_519" style:family="text"/>
    <style:style style:name="T1_520" style:family="text"/>
    <style:style style:name="T1_521" style:family="text"/>
    <style:style style:name="T1_522" style:family="text"/>
    <style:style style:name="T1_523" style:family="text"/>
    <style:style style:name="T1_524" style:family="text"/>
    <style:style style:name="T1_525" style:family="text"/>
    <style:style style:name="T1_526" style:family="text"/>
    <style:style style:name="T1_527" style:family="text"/>
    <style:style style:name="T1_528" style:family="text"/>
    <style:style style:name="T1_529" style:family="text"/>
    <style:style style:name="T1_530" style:family="text"/>
    <style:style style:name="T1_531" style:family="text"/>
    <style:style style:name="T1_532" style:family="text"/>
    <style:style style:name="T1_533" style:family="text"/>
    <style:style style:name="T1_534" style:family="text"/>
    <style:style style:name="T1_535" style:family="text"/>
    <style:style style:name="T1_536" style:family="text"/>
    <style:style style:name="T1_537" style:family="text"/>
    <style:style style:name="T1_538" style:family="text"/>
    <style:style style:name="T1_539" style:family="text"/>
    <style:style style:name="T1_540" style:family="text"/>
    <style:style style:name="T1_541" style:family="text"/>
    <style:style style:name="T1_542" style:family="text"/>
    <style:style style:name="T1_543" style:family="text"/>
    <style:style style:name="T1_544" style:family="text"/>
    <style:style style:name="T1_545" style:family="text"/>
    <style:style style:name="T1_546" style:family="text"/>
    <style:style style:name="T1_547" style:family="text"/>
    <style:style style:name="T1_548" style:family="text"/>
    <style:style style:name="T1_549" style:family="text"/>
    <style:style style:name="T1_550" style:family="text"/>
    <style:style style:name="T1_551" style:family="text"/>
    <style:style style:name="T1_552" style:family="text"/>
    <style:style style:name="T1_553" style:family="text"/>
    <style:style style:name="T1_554" style:family="text"/>
    <style:style style:name="T1_555" style:family="text"/>
    <style:style style:name="T1_556" style:family="text"/>
    <style:style style:name="T1_557" style:family="text"/>
    <style:style style:name="T1_558" style:family="text"/>
    <style:style style:name="T1_559" style:family="text"/>
    <style:style style:name="T1_560" style:family="text"/>
    <style:style style:name="T1_561" style:family="text"/>
    <style:style style:name="T1_562" style:family="text"/>
    <style:style style:name="T1_563" style:family="text"/>
    <style:style style:name="T1_564" style:family="text"/>
    <style:style style:name="T1_565" style:family="text"/>
    <style:style style:name="T1_566" style:family="text"/>
    <style:style style:name="T1_567" style:family="text"/>
    <style:style style:name="T1_568" style:family="text"/>
    <style:style style:name="T1_569" style:family="text"/>
    <style:style style:name="T1_570" style:family="text"/>
    <style:style style:name="T1_571" style:family="text"/>
    <style:style style:name="T1_572" style:family="text"/>
    <style:style style:name="T1_573" style:family="text"/>
    <style:style style:name="T1_574" style:family="text"/>
    <style:style style:name="T1_575" style:family="text"/>
    <style:style style:name="T1_576" style:family="text"/>
    <style:style style:name="T1_577" style:family="text"/>
    <style:style style:name="T1_578" style:family="text"/>
    <style:style style:name="T1_579" style:family="text"/>
    <style:style style:name="T1_580" style:family="text"/>
    <style:style style:name="T1_581" style:family="text"/>
    <style:style style:name="T1_582" style:family="text"/>
    <style:style style:name="T1_583" style:family="text"/>
    <style:style style:name="T1_584" style:family="text"/>
    <style:style style:name="T1_585" style:family="text"/>
    <style:style style:name="T1_586" style:family="text"/>
    <style:style style:name="T1_587" style:family="text"/>
    <style:style style:name="T1_588" style:family="text"/>
    <style:style style:name="T1_589" style:family="text"/>
    <style:style style:name="T1_590" style:family="text"/>
    <style:style style:name="T1_591" style:family="text"/>
    <style:style style:name="T1_592" style:family="text"/>
    <style:style style:name="T1_593" style:family="text"/>
    <style:style style:name="T1_594" style:family="text"/>
    <style:style style:name="T1_595" style:family="text"/>
    <style:style style:name="T1_596" style:family="text"/>
    <style:style style:name="T1_597" style:family="text"/>
    <style:style style:name="T1_598" style:family="text"/>
    <style:style style:name="T1_599" style:family="text"/>
    <style:style style:name="T1_600" style:family="text"/>
    <style:style style:name="T1_601" style:family="text"/>
    <style:style style:name="T1_602" style:family="text"/>
    <style:style style:name="T1_603" style:family="text"/>
    <style:style style:name="T1_604" style:family="text"/>
    <style:style style:name="T1_605" style:family="text"/>
    <style:style style:name="T1_606" style:family="text"/>
    <style:style style:name="T1_607" style:family="text"/>
    <style:style style:name="T1_608" style:family="text"/>
    <style:style style:name="T1_609" style:family="text"/>
    <style:style style:name="T1_610" style:family="text"/>
    <style:style style:name="T1_611" style:family="text"/>
    <style:style style:name="T1_612" style:family="text"/>
    <style:style style:name="T1_613" style:family="text"/>
    <style:style style:name="T1_614" style:family="text"/>
    <style:style style:name="T1_615" style:family="text"/>
    <style:style style:name="T1_616" style:family="text"/>
    <style:style style:name="T1_617" style:family="text"/>
    <style:style style:name="T1_618" style:family="text"/>
    <style:style style:name="T1_619" style:family="text"/>
    <style:style style:name="T1_620" style:family="text"/>
    <style:style style:name="T1_621" style:family="text"/>
    <style:style style:name="T1_622" style:family="text"/>
    <style:style style:name="T1_623" style:family="text"/>
    <style:style style:name="T1_624" style:family="text"/>
    <style:style style:name="T1_625" style:family="text"/>
    <style:style style:name="T1_626" style:family="text"/>
    <style:style style:name="T1_627" style:family="text"/>
    <style:style style:name="T1_628" style:family="text"/>
    <style:style style:name="T1_629" style:family="text"/>
    <style:style style:name="T1_630" style:family="text"/>
    <style:style style:name="T1_631" style:family="text"/>
    <style:style style:name="T1_632" style:family="text"/>
    <style:style style:name="T1_633" style:family="text"/>
    <style:style style:name="T1_634" style:family="text"/>
    <style:style style:name="T1_635" style:family="text"/>
    <style:style style:name="T1_636" style:family="text"/>
    <style:style style:name="T1_637" style:family="text"/>
    <style:style style:name="T1_638" style:family="text"/>
    <style:style style:name="T1_639" style:family="text"/>
    <style:style style:name="T1_640" style:family="text"/>
    <style:style style:name="T1_641" style:family="text"/>
    <style:style style:name="T1_642" style:family="text"/>
    <style:style style:name="T1_643" style:family="text"/>
    <style:style style:name="T1_644" style:family="text"/>
    <style:style style:name="T1_645" style:family="text"/>
    <style:style style:name="T1_646" style:family="text"/>
    <style:style style:name="T1_647" style:family="text"/>
    <style:style style:name="T1_648" style:family="text"/>
    <style:style style:name="T1_649" style:family="text"/>
    <style:style style:name="T1_650" style:family="text"/>
    <style:style style:name="T1_651" style:family="text"/>
    <style:style style:name="T1_652" style:family="text"/>
    <style:style style:name="T1_653" style:family="text"/>
    <style:style style:name="T1_654" style:family="text"/>
    <style:style style:name="T1_655" style:family="text"/>
    <style:style style:name="T1_656" style:family="text"/>
    <style:style style:name="T1_657" style:family="text"/>
    <style:style style:name="T1_658" style:family="text"/>
    <style:style style:name="T1_659" style:family="text"/>
    <style:style style:name="T1_660" style:family="text"/>
    <style:style style:name="T1_661" style:family="text"/>
    <style:style style:name="T1_662" style:family="text"/>
    <style:style style:name="T1_663" style:family="text"/>
    <style:style style:name="T1_664" style:family="text"/>
    <style:style style:name="T1_665" style:family="text"/>
    <style:style style:name="T1_666" style:family="text"/>
    <style:style style:name="T1_667" style:family="text"/>
    <style:style style:name="T1_668" style:family="text"/>
    <style:style style:name="T1_669" style:family="text"/>
    <style:style style:name="T1_670" style:family="text"/>
    <style:style style:name="T1_671" style:family="text"/>
    <style:style style:name="T1_672" style:family="text"/>
    <style:style style:name="T1_673" style:family="text"/>
    <style:style style:name="T1_674" style:family="text"/>
    <style:style style:name="T1_675" style:family="text"/>
    <style:style style:name="T1_676" style:family="text"/>
    <style:style style:name="T1_677" style:family="text"/>
    <style:style style:name="T1_678" style:family="text"/>
    <style:style style:name="T1_679" style:family="text"/>
    <style:style style:name="T1_680" style:family="text"/>
    <style:style style:name="T1_681" style:family="text"/>
    <style:style style:name="T1_682" style:family="text"/>
    <style:style style:name="T1_683" style:family="text"/>
    <style:style style:name="T1_684" style:family="text"/>
    <style:style style:name="T1_685" style:family="text"/>
    <style:style style:name="T1_686" style:family="text"/>
    <style:style style:name="T1_687" style:family="text"/>
    <style:style style:name="T1_688" style:family="text"/>
    <style:style style:name="T1_689" style:family="text"/>
    <style:style style:name="T1_690" style:family="text"/>
    <style:style style:name="T1_691" style:family="text"/>
    <style:style style:name="T1_692" style:family="text"/>
    <style:style style:name="T1_693" style:family="text"/>
    <style:style style:name="T1_694" style:family="text"/>
    <style:style style:name="T1_695" style:family="text"/>
    <style:style style:name="T1_696" style:family="text"/>
    <style:style style:name="T1_697" style:family="text"/>
    <style:style style:name="T1_698" style:family="text"/>
    <style:style style:name="T1_699" style:family="text"/>
    <style:style style:name="T1_700" style:family="text"/>
    <style:style style:name="T1_701" style:family="text"/>
    <style:style style:name="T1_702" style:family="text"/>
    <style:style style:name="T1_703" style:family="text"/>
    <style:style style:name="T1_704" style:family="text"/>
    <style:style style:name="T1_705" style:family="text"/>
    <style:style style:name="T1_706" style:family="text"/>
    <style:style style:name="T1_707" style:family="text"/>
    <style:style style:name="T1_708" style:family="text"/>
    <style:style style:name="T1_709" style:family="text"/>
    <style:style style:name="T1_710" style:family="text"/>
    <style:style style:name="T1_711" style:family="text"/>
    <style:style style:name="T1_712" style:family="text"/>
    <style:style style:name="T1_713" style:family="text"/>
    <style:style style:name="T1_714" style:family="text"/>
    <style:style style:name="T1_715" style:family="text"/>
    <style:style style:name="T1_716" style:family="text"/>
    <style:style style:name="T1_717" style:family="text"/>
    <style:style style:name="T1_718" style:family="text"/>
    <style:style style:name="T1_719" style:family="text"/>
    <style:style style:name="T1_720" style:family="text"/>
    <style:style style:name="T1_721" style:family="text"/>
    <style:style style:name="T1_722" style:family="text"/>
    <style:style style:name="T1_723" style:family="text"/>
    <style:style style:name="T1_724" style:family="text"/>
    <style:style style:name="T1_725" style:family="text"/>
    <style:style style:name="T1_726" style:family="text"/>
    <style:style style:name="T1_727" style:family="text"/>
    <style:style style:name="T1_728" style:family="text"/>
    <style:style style:name="T1_729" style:family="text"/>
    <style:style style:name="T1_730" style:family="text"/>
    <style:style style:name="T1_731" style:family="text"/>
    <style:style style:name="T1_732" style:family="text"/>
    <style:style style:name="T1_733" style:family="text"/>
    <style:style style:name="T1_734" style:family="text"/>
    <style:style style:name="T1_735" style:family="text"/>
    <style:style style:name="T1_736" style:family="text"/>
    <style:style style:name="T1_737" style:family="text"/>
    <style:style style:name="T1_738" style:family="text"/>
    <style:style style:name="T1_739" style:family="text"/>
    <style:style style:name="T1_740" style:family="text"/>
    <style:style style:name="T1_741" style:family="text"/>
    <style:style style:name="T1_742" style:family="text"/>
    <style:style style:name="T1_743" style:family="text"/>
    <style:style style:name="T1_744" style:family="text"/>
    <style:style style:name="T1_745" style:family="text"/>
    <style:style style:name="T1_746" style:family="text"/>
    <style:style style:name="T1_747" style:family="text"/>
    <style:style style:name="T1_748" style:family="text"/>
    <style:style style:name="T1_749" style:family="text"/>
    <style:style style:name="T1_750" style:family="text"/>
    <style:style style:name="T1_751" style:family="text"/>
    <style:style style:name="T1_752" style:family="text"/>
    <style:style style:name="T1_753" style:family="text"/>
    <style:style style:name="T1_754" style:family="text"/>
    <style:style style:name="T1_755" style:family="text"/>
    <style:style style:name="T1_756" style:family="text"/>
    <style:style style:name="T1_757" style:family="text"/>
    <style:style style:name="T1_758" style:family="text"/>
    <style:style style:name="T1_759" style:family="text"/>
    <style:style style:name="T1_760" style:family="text"/>
    <style:style style:name="T1_761" style:family="text"/>
    <style:style style:name="T1_762" style:family="text"/>
    <style:style style:name="T1_763" style:family="text"/>
    <style:style style:name="T1_764" style:family="text"/>
    <style:style style:name="T1_765" style:family="text"/>
    <style:style style:name="T1_766" style:family="text"/>
    <style:style style:name="T1_767" style:family="text"/>
    <style:style style:name="T1_768" style:family="text"/>
    <style:style style:name="T1_769" style:family="text"/>
    <style:style style:name="T1_770" style:family="text"/>
    <style:style style:name="T1_771" style:family="text"/>
    <style:style style:name="T1_772" style:family="text"/>
    <style:style style:name="T1_773" style:family="text"/>
    <style:style style:name="T1_774" style:family="text"/>
    <style:style style:name="T1_775" style:family="text"/>
    <style:style style:name="T1_776" style:family="text"/>
    <style:style style:name="T1_777" style:family="text"/>
    <style:style style:name="T1_778" style:family="text"/>
    <style:style style:name="T1_779" style:family="text"/>
    <style:style style:name="T1_780" style:family="text"/>
    <style:style style:name="T1_781" style:family="text"/>
    <style:style style:name="T1_782" style:family="text"/>
    <style:style style:name="T1_783" style:family="text"/>
    <style:style style:name="T1_784" style:family="text"/>
    <style:style style:name="T1_785" style:family="text"/>
    <style:style style:name="T1_786" style:family="text"/>
    <style:style style:name="T1_787" style:family="text"/>
    <style:style style:name="T1_788" style:family="text"/>
    <style:style style:name="T1_789" style:family="text"/>
    <style:style style:name="T1_790" style:family="text"/>
    <style:style style:name="T1_791" style:family="text"/>
    <style:style style:name="T1_792" style:family="text"/>
    <style:style style:name="T1_793" style:family="text"/>
    <style:style style:name="T1_794" style:family="text"/>
    <style:style style:name="T1_795" style:family="text"/>
    <style:style style:name="T1_796" style:family="text"/>
    <style:style style:name="T1_797" style:family="text"/>
    <style:style style:name="T1_798" style:family="text"/>
    <style:style style:name="T1_799" style:family="text"/>
    <style:style style:name="T1_800" style:family="text"/>
    <style:style style:name="T1_801" style:family="text"/>
    <style:style style:name="T1_802" style:family="text"/>
    <style:style style:name="T1_803" style:family="text"/>
    <style:style style:name="T1_804" style:family="text"/>
    <style:style style:name="T1_805" style:family="text"/>
    <style:style style:name="T1_806" style:family="text"/>
    <style:style style:name="T1_807" style:family="text"/>
    <style:style style:name="T1_808" style:family="text"/>
    <style:style style:name="T1_809" style:family="text"/>
    <style:style style:name="T1_810" style:family="text"/>
    <style:style style:name="T1_811" style:family="text"/>
    <style:style style:name="T1_812" style:family="text"/>
    <style:style style:name="T1_813" style:family="text"/>
    <style:style style:name="T1_814" style:family="text"/>
    <style:style style:name="T1_815" style:family="text"/>
    <style:style style:name="T1_816" style:family="text"/>
    <style:style style:name="T1_817" style:family="text"/>
    <style:style style:name="T1_818" style:family="text"/>
    <style:style style:name="T1_819" style:family="text"/>
    <style:style style:name="T1_820" style:family="text"/>
    <style:style style:name="T1_821" style:family="text"/>
    <style:style style:name="T1_822" style:family="text"/>
    <style:style style:name="T1_823" style:family="text"/>
    <style:style style:name="T1_824" style:family="text"/>
    <style:style style:name="T1_825" style:family="text"/>
    <style:style style:name="T1_826" style:family="text"/>
    <style:style style:name="T1_827" style:family="text"/>
    <style:style style:name="T1_828" style:family="text"/>
    <style:style style:name="T1_829" style:family="text"/>
    <style:style style:name="T1_830" style:family="text"/>
    <style:style style:name="T1_831" style:family="text"/>
    <style:style style:name="T1_832" style:family="text"/>
    <style:style style:name="T1_833" style:family="text"/>
    <style:style style:name="T1_834" style:family="text"/>
    <style:style style:name="T1_835" style:family="text"/>
    <style:style style:name="T1_836" style:family="text"/>
    <style:style style:name="T1_837" style:family="text"/>
    <style:style style:name="T1_838" style:family="text"/>
    <style:style style:name="T1_839" style:family="text"/>
    <style:style style:name="T1_840" style:family="text"/>
    <style:style style:name="T1_841" style:family="text"/>
    <style:style style:name="T1_842" style:family="text"/>
    <style:style style:name="T1_843" style:family="text"/>
    <style:style style:name="T1_844" style:family="text"/>
    <style:style style:name="T1_845" style:family="text"/>
    <style:style style:name="T1_846" style:family="text"/>
    <style:style style:name="T1_847" style:family="text"/>
    <style:style style:name="T1_848" style:family="text"/>
    <style:style style:name="T1_849" style:family="text"/>
    <style:style style:name="T1_850" style:family="text"/>
    <style:style style:name="T1_851" style:family="text"/>
    <style:style style:name="T1_852" style:family="text"/>
    <style:style style:name="T1_853" style:family="text"/>
    <style:style style:name="T1_854" style:family="text"/>
    <style:style style:name="T1_855" style:family="text"/>
    <style:style style:name="T1_856" style:family="text"/>
    <style:style style:name="T1_857" style:family="text"/>
    <style:style style:name="T1_858" style:family="text"/>
    <style:style style:name="T1_859" style:family="text"/>
    <style:style style:name="T1_860" style:family="text"/>
    <style:style style:name="T1_861" style:family="text"/>
    <style:style style:name="T1_862" style:family="text"/>
    <style:style style:name="T1_863" style:family="text"/>
    <style:style style:name="T1_864" style:family="text"/>
    <style:style style:name="T1_865" style:family="text"/>
    <style:style style:name="T1_866" style:family="text"/>
    <style:style style:name="T1_867" style:family="text"/>
    <style:style style:name="T1_868" style:family="text"/>
    <style:style style:name="T1_869" style:family="text"/>
    <style:style style:name="T1_870" style:family="text"/>
    <style:style style:name="T1_871" style:family="text"/>
    <style:style style:name="T1_872" style:family="text"/>
    <style:style style:name="T1_873" style:family="text"/>
    <style:style style:name="T1_874" style:family="text"/>
    <style:style style:name="T1_875" style:family="text"/>
    <style:style style:name="T1_876" style:family="text"/>
    <style:style style:name="T1_877" style:family="text"/>
    <style:style style:name="T1_878" style:family="text"/>
    <style:style style:name="T1_879" style:family="text"/>
    <style:style style:name="T1_880" style:family="text"/>
    <style:style style:name="T1_881" style:family="text"/>
    <style:style style:name="T1_882" style:family="text"/>
    <style:style style:name="T1_883" style:family="text"/>
    <style:style style:name="T1_884" style:family="text"/>
    <style:style style:name="T1_885" style:family="text"/>
    <style:style style:name="T1_886" style:family="text"/>
    <style:style style:name="T1_887" style:family="text"/>
    <style:style style:name="T1_888" style:family="text"/>
    <style:style style:name="T1_889" style:family="text"/>
    <style:style style:name="T1_890" style:family="text"/>
    <style:style style:name="T1_891" style:family="text"/>
    <style:style style:name="T1_892" style:family="text"/>
    <style:style style:name="T1_893" style:family="text"/>
    <style:style style:name="T1_894" style:family="text"/>
    <style:style style:name="T1_895" style:family="text"/>
    <style:style style:name="T1_896" style:family="text"/>
    <style:style style:name="T1_897" style:family="text"/>
    <style:style style:name="T1_898" style:family="text"/>
    <style:style style:name="T1_899" style:family="text"/>
    <style:style style:name="T1_900" style:family="text"/>
    <style:style style:name="T1_901" style:family="text"/>
    <style:style style:name="T1_902" style:family="text"/>
    <style:style style:name="T1_903" style:family="text"/>
    <style:style style:name="T1_904" style:family="text"/>
    <style:style style:name="T1_905" style:family="text"/>
    <style:style style:name="T1_906" style:family="text"/>
    <style:style style:name="T1_907" style:family="text"/>
    <style:style style:name="T1_908" style:family="text"/>
    <style:style style:name="T1_909" style:family="text"/>
    <style:style style:name="T1_910" style:family="text"/>
    <style:style style:name="T1_911" style:family="text"/>
    <style:style style:name="T1_912" style:family="text"/>
    <style:style style:name="T1_913" style:family="text"/>
    <style:style style:name="T1_914" style:family="text"/>
    <style:style style:name="T1_915" style:family="text"/>
    <style:style style:name="T1_916" style:family="text"/>
    <style:style style:name="T1_917" style:family="text"/>
    <style:style style:name="T1_918" style:family="text"/>
    <style:style style:name="T1_919" style:family="text"/>
    <style:style style:name="T1_920" style:family="text"/>
    <style:style style:name="T1_921" style:family="text"/>
    <style:style style:name="T1_922" style:family="text"/>
    <style:style style:name="T1_923" style:family="text"/>
    <style:style style:name="T1_924" style:family="text"/>
    <style:style style:name="T1_925" style:family="text"/>
    <style:style style:name="T1_926" style:family="text"/>
    <style:style style:name="T1_927" style:family="text"/>
    <style:style style:name="T1_928" style:family="text"/>
    <style:style style:name="T1_929" style:family="text"/>
    <style:style style:name="T1_930" style:family="text"/>
    <style:style style:name="T1_931" style:family="text"/>
    <style:style style:name="T1_932" style:family="text"/>
    <style:style style:name="T1_933" style:family="text"/>
    <style:style style:name="T1_934" style:family="text"/>
    <style:style style:name="T1_935" style:family="text"/>
    <style:style style:name="T1_936" style:family="text"/>
    <style:style style:name="T1_937" style:family="text"/>
    <style:style style:name="T1_938" style:family="text"/>
    <style:style style:name="T1_939" style:family="text"/>
    <style:style style:name="T1_940" style:family="text"/>
    <style:style style:name="T1_941" style:family="text"/>
    <style:style style:name="T1_942" style:family="text"/>
    <style:style style:name="T1_943" style:family="text"/>
    <style:style style:name="T1_944" style:family="text"/>
    <style:style style:name="T1_945" style:family="text"/>
    <style:style style:name="T1_946" style:family="text"/>
    <style:style style:name="T1_947" style:family="text"/>
    <style:style style:name="T1_948" style:family="text"/>
    <style:style style:name="T1_949" style:family="text"/>
    <style:style style:name="T1_950" style:family="text"/>
    <style:style style:name="T1_951" style:family="text"/>
    <style:style style:name="T1_952" style:family="text"/>
    <style:style style:name="T1_953" style:family="text"/>
    <style:style style:name="T1_954" style:family="text"/>
    <style:style style:name="T1_955" style:family="text"/>
    <style:style style:name="T1_956" style:family="text"/>
    <style:style style:name="T1_957" style:family="text"/>
    <style:style style:name="T1_958" style:family="text"/>
    <style:style style:name="T1_959" style:family="text"/>
    <style:style style:name="T1_960" style:family="text"/>
    <style:style style:name="T1_961" style:family="text"/>
    <style:style style:name="T1_962" style:family="text"/>
    <style:style style:name="T1_963" style:family="text"/>
    <style:style style:name="T1_964" style:family="text"/>
    <style:style style:name="T1_965" style:family="text"/>
    <style:style style:name="T1_966" style:family="text"/>
    <style:style style:name="T1_967" style:family="text"/>
    <style:style style:name="T1_968" style:family="text"/>
    <style:style style:name="T1_969" style:family="text"/>
    <style:style style:name="T1_970" style:family="text"/>
    <style:style style:name="T1_971" style:family="text"/>
    <style:style style:name="T1_972" style:family="text"/>
    <style:style style:name="T1_973" style:family="text"/>
    <style:style style:name="T1_974" style:family="text"/>
    <style:style style:name="T1_975" style:family="text"/>
    <style:style style:name="T1_976" style:family="text"/>
    <style:style style:name="T1_977" style:family="text"/>
    <style:style style:name="T1_978" style:family="text"/>
    <style:style style:name="T1_979" style:family="text"/>
    <style:style style:name="T1_980" style:family="text"/>
    <style:style style:name="T1_981" style:family="text"/>
    <style:style style:name="T1_982" style:family="text"/>
    <style:style style:name="T1_983" style:family="text"/>
    <style:style style:name="T1_984" style:family="text"/>
    <style:style style:name="T1_985" style:family="text"/>
    <style:style style:name="T1_986" style:family="text"/>
    <style:style style:name="T1_987" style:family="text"/>
    <style:style style:name="T1_988" style:family="text"/>
    <style:style style:name="T1_989" style:family="text"/>
    <style:style style:name="T1_990" style:family="text"/>
    <style:style style:name="T1_991" style:family="text"/>
    <style:style style:name="T1_992" style:family="text"/>
    <style:style style:name="T1_993" style:family="text"/>
    <style:style style:name="T1_994" style:family="text"/>
    <style:style style:name="T1_995" style:family="text"/>
    <style:style style:name="T1_996" style:family="text"/>
    <style:style style:name="T1_997" style:family="text"/>
    <style:style style:name="T1_998" style:family="text"/>
    <style:style style:name="T1_999" style:family="text"/>
    <style:style style:name="T1_1000" style:family="text"/>
    <style:style style:name="T1_1001" style:family="text"/>
    <style:style style:name="T1_1002" style:family="text"/>
    <style:style style:name="T1_1003" style:family="text"/>
    <style:style style:name="T1_1004" style:family="text"/>
    <style:style style:name="T1_1005" style:family="text"/>
    <style:style style:name="T1_1006" style:family="text"/>
    <style:style style:name="T1_1007" style:family="text"/>
    <style:style style:name="T1_1008" style:family="text"/>
    <style:style style:name="T1_1009" style:family="text"/>
    <style:style style:name="T1_1010" style:family="text"/>
    <style:style style:name="T1_1011" style:family="text"/>
    <style:style style:name="T1_1012" style:family="text"/>
    <style:style style:name="T1_1013" style:family="text"/>
    <style:style style:name="T1_1014" style:family="text"/>
    <style:style style:name="T1_1015" style:family="text"/>
    <style:style style:name="T1_1016" style:family="text"/>
    <style:style style:name="T1_1017" style:family="text"/>
    <style:style style:name="T1_1018" style:family="text"/>
    <style:style style:name="T1_1019" style:family="text"/>
    <style:style style:name="T1_1020" style:family="text"/>
    <style:style style:name="T1_1021" style:family="text"/>
    <style:style style:name="T1_1022" style:family="text"/>
    <style:style style:name="T1_1023" style:family="text"/>
    <style:style style:name="T1_1024" style:family="text"/>
    <style:style style:name="T1_1025" style:family="text"/>
    <style:style style:name="T1_1026" style:family="text"/>
    <style:style style:name="T1_1027" style:family="text"/>
    <style:style style:name="T1_1028" style:family="text"/>
    <style:style style:name="T1_1029" style:family="text"/>
    <style:style style:name="T1_1030" style:family="text"/>
    <style:style style:name="T1_1031" style:family="text"/>
    <style:style style:name="T1_1032" style:family="text"/>
    <style:style style:name="T1_1033" style:family="text"/>
    <style:style style:name="T1_1034" style:family="text"/>
    <style:style style:name="T1_1035" style:family="text"/>
    <style:style style:name="T1_1036" style:family="text"/>
    <style:style style:name="T1_1037" style:family="text"/>
    <style:style style:name="T1_1038" style:family="text"/>
    <style:style style:name="T1_1039" style:family="text"/>
    <style:style style:name="T1_1040" style:family="text"/>
    <style:style style:name="T1_1041" style:family="text"/>
  </office:automatic-styles>
  <office:body>
    <office:text>
      <text:p text:style-name="P1"><text:span text:style-name="T1_1">false</text:span><text:span text:style-name="T1_2"><text:s/>0<text:s/></text:span><text:span text:style-name="T1_3">false</text:span><text:span text:style-name="T1_4"><text:s/></text:span><text:span text:style-name="T1_5">false</text:span><text:span text:style-name="T1_6"><text:s/></text:span><text:span text:style-name="T1_7">MoPub</text:span><text:span text:style-name="T1_8"><text:s/></text:span><text:span text:style-name="T1_9">false</text:span><text:span text:style-name="T1_10"><text:s/></text:span><text:span text:style-name="T1_11">true</text:span><text:span text:style-name="T1_12"><text:s/></text:span><text:span text:style-name="T1_13">true</text:span><text:span text:style-name="T1_14"><text:s/></text:span><text:span text:style-name="T1_15">false</text:span><text:span text:style-name="T1_16"><text:s/></text:span><text:span text:style-name="T1_17">false</text:span><text:span text:style-name="T1_18"><text:s/></text:span><text:span text:style-name="T1_19">false</text:span><text:span text:style-name="T1_20"><text:s/></text:span><text:span text:style-name="T1_21">true</text:span><text:span text:style-name="T1_22"><text:s/></text:span><text:span text:style-name="T1_23">true</text:span><text:span text:style-name="T1_24"><text:s/></text:span><text:span text:style-name="T1_25">true</text:span><text:span text:style-name="T1_26"><text:s/></text:span><text:span text:style-name="T1_27">false</text:span><text:span text:style-name="T1_28"><text:s/></text:span><text:span text:style-name="T1_29">false</text:span><text:span text:style-name="T1_30"><text:s/></text:span><text:span text:style-name="T1_31">true</text:span><text:span text:style-name="T1_32"><text:s/>0<text:s/>0<text:s/></text:span><text:span text:style-name="T1_33">Project</text:span><text:span text:style-name="T1_34">4<text:s/></text:span><text:span text:style-name="T1_35">false</text:span><text:span text:style-name="T1_36"><text:s/></text:span><text:span text:style-name="T1_37">false</text:span><text:span text:style-name="T1_38"><text:s/></text:span><text:span text:style-name="T1_39">false</text:span><text:span text:style-name="T1_40"><text:s/></text:span><text:span text:style-name="T1_41">false</text:span><text:span text:style-name="T1_42"><text:s/></text:span><text:span text:style-name="T1_43">true</text:span><text:span text:style-name="T1_44"><text:s/></text:span><text:span text:style-name="T1_45">Configs</text:span><text:span text:style-name="T1_46">\</text:span><text:span text:style-name="T1_47">Default</text:span><text:span text:style-name="T1_48">\</text:span><text:span text:style-name="T1_49">android</text:span><text:span text:style-name="T1_50">\</text:span><text:span text:style-name="T1_51">icons</text:span><text:span text:style-name="T1_52">\</text:span><text:span text:style-name="T1_53">icon</text:span><text:span text:style-name="T1_54">170.</text:span><text:span text:style-name="T1_55">png</text:span><text:span text:style-name="T1_56"><text:s/></text:span><text:span text:style-name="T1_57">Configs</text:span><text:span text:style-name="T1_58">\</text:span><text:span text:style-name="T1_59">Default</text:span><text:span text:style-name="T1_60">\</text:span><text:span text:style-name="T1_61">android</text:span><text:span text:style-name="T1_62">\</text:span><text:span text:style-name="T1_63">icons</text:span><text:span text:style-name="T1_64">\</text:span><text:span text:style-name="T1_65">icon</text:span><text:span text:style-name="T1_66">36.</text:span><text:span text:style-name="T1_67">png</text:span><text:span text:style-name="T1_68"><text:s/></text:span><text:span text:style-name="T1_69">Configs</text:span><text:span text:style-name="T1_70">\</text:span><text:span text:style-name="T1_71">Default</text:span><text:span text:style-name="T1_72">\</text:span><text:span text:style-name="T1_73">android</text:span><text:span text:style-name="T1_74">\</text:span><text:span text:style-name="T1_75">icons</text:span><text:span text:style-name="T1_76">\</text:span><text:span text:style-name="T1_77">icon</text:span><text:span text:style-name="T1_78">48.</text:span><text:span text:style-name="T1_79">png</text:span><text:span text:style-name="T1_80"><text:s/></text:span><text:span text:style-name="T1_81">Configs</text:span><text:span text:style-name="T1_82">\</text:span><text:span text:style-name="T1_83">Default</text:span><text:span text:style-name="T1_84">\</text:span><text:span text:style-name="T1_85">android</text:span><text:span text:style-name="T1_86">\</text:span><text:span text:style-name="T1_87">icons</text:span><text:span text:style-name="T1_88">\</text:span><text:span text:style-name="T1_89">icon</text:span><text:span text:style-name="T1_90">72.</text:span><text:span text:style-name="T1_91">png</text:span><text:span text:style-name="T1_92"><text:s/></text:span><text:span text:style-name="T1_93">false</text:span><text:span text:style-name="T1_94"><text:s/></text:span><text:span text:style-name="T1_95">false</text:span><text:span text:style-name="T1_96"><text:s/></text:span><text:span text:style-name="T1_97">auto</text:span><text:span text:style-name="T1_98"><text:s/></text:span><text:span text:style-name="T1_99">true</text:span><text:span text:style-name="T1_100"><text:s/></text:span><text:span text:style-name="T1_101">false</text:span><text:span text:style-name="T1_102"><text:s/>1<text:s/>0<text:s/></text:span><text:span text:style-name="T1_103">false</text:span><text:span text:style-name="T1_104"><text:s/></text:span><text:span text:style-name="T1_105">false</text:span><text:span text:style-name="T1_106"><text:s/></text:span><text:span text:style-name="T1_107">true</text:span><text:span text:style-name="T1_108"><text:s/></text:span><text:span text:style-name="T1_109">true</text:span><text:span text:style-name="T1_110"><text:s/>2<text:s/></text:span><text:span text:style-name="T1_111">Configs</text:span><text:span text:style-name="T1_112">\</text:span><text:span text:style-name="T1_113">Default</text:span><text:span text:style-name="T1_114">\</text:span><text:span text:style-name="T1_115">android</text:span><text:span text:style-name="T1_116">\</text:span><text:span text:style-name="T1_117">icons</text:span><text:span text:style-name="T1_118">\</text:span><text:span text:style-name="T1_119">ouyaIcon</text:span><text:span text:style-name="T1_120">.</text:span><text:span text:style-name="T1_121">png</text:span><text:span text:style-name="T1_122"><text:s/></text:span><text:span text:style-name="T1_123">companyname</text:span><text:span text:style-name="T1_124"><text:s/></text:span><text:span text:style-name="T1_125">com</text:span><text:span text:style-name="T1_126"><text:s/></text:span><text:span text:style-name="T1_127">Project</text:span><text:span text:style-name="T1_128">4<text:s/>8<text:s/></text:span><text:span text:style-name="T1_129">false</text:span><text:span text:style-name="T1_130"><text:s/></text:span><text:span text:style-name="T1_131">false</text:span><text:span text:style-name="T1_132"><text:s/></text:span><text:span text:style-name="T1_133">Configs</text:span><text:span text:style-name="T1_134">\</text:span><text:span text:style-name="T1_135">Default</text:span><text:span text:style-name="T1_136">\</text:span><text:span text:style-name="T1_137">android</text:span><text:span text:style-name="T1_138">\</text:span><text:span text:style-name="T1_139">splash</text:span><text:span text:style-name="T1_140">.</text:span><text:span text:style-name="T1_141">png</text:span><text:span text:style-name="T1_142"><text:s/>1024<text:s/></text:span><text:span text:style-name="T1_143">false</text:span><text:span text:style-name="T1_144"><text:s/></text:span><text:span text:style-name="T1_145">true</text:span><text:span text:style-name="T1_146"><text:s/></text:span><text:span text:style-name="T1_147">nil</text:span><text:span text:style-name="T1_148"><text:s/></text:span><text:span text:style-name="T1_149">false</text:span><text:span text:style-name="T1_150"><text:s/></text:span><text:span text:style-name="T1_151">false</text:span><text:span text:style-name="T1_152"><text:s/></text:span><text:span text:style-name="T1_153">true</text:span><text:span text:style-name="T1_154"><text:s/>0<text:s/></text:span><text:span text:style-name="T1_155">GameMaker</text:span><text:span text:style-name="T1_156">:<text:s/></text:span><text:span text:style-name="T1_157">Studio</text:span><text:span text:style-name="T1_158"><text:s/></text:span><text:span text:style-name="T1_159">true</text:span><text:span text:style-name="T1_160"><text:s/></text:span><text:span text:style-name="T1_161">false</text:span><text:span text:style-name="T1_162"><text:s/></text:span><text:span text:style-name="T1_163">false</text:span><text:span text:style-name="T1_164"><text:s/>0<text:s/></text:span><text:span text:style-name="T1_165">nil</text:span><text:span text:style-name="T1_166"><text:s/></text:span><text:span text:style-name="T1_167">false</text:span><text:span text:style-name="T1_168"><text:s/>{</text:span><text:span text:style-name="T1_169">A</text:span><text:span text:style-name="T1_170">737671</text:span><text:span text:style-name="T1_171">E</text:span><text:span text:style-name="T1_172">-</text:span><text:span text:style-name="T1_173">CAD</text:span><text:span text:style-name="T1_174">2-440</text:span><text:span text:style-name="T1_175">E</text:span><text:span text:style-name="T1_176">-</text:span><text:span text:style-name="T1_177">A</text:span><text:span text:style-name="T1_178">814-</text:span><text:span text:style-name="T1_179">A</text:span><text:span text:style-name="T1_180">479</text:span><text:span text:style-name="T1_181">A</text:span><text:span text:style-name="T1_182">1</text:span><text:span text:style-name="T1_183">BC</text:span><text:span text:style-name="T1_184">3</text:span><text:span text:style-name="T1_185">EC</text:span><text:span text:style-name="T1_186">7}<text:s/>264404223<text:s/></text:span><text:span text:style-name="T1_187">false</text:span><text:span text:style-name="T1_188"><text:s/></text:span><text:span text:style-name="T1_189">false</text:span><text:span text:style-name="T1_190"><text:s/></text:span><text:span text:style-name="T1_191">true</text:span><text:span text:style-name="T1_192"><text:s/></text:span><text:span text:style-name="T1_193">true</text:span><text:span text:style-name="T1_194"><text:s/>0<text:s/></text:span><text:span text:style-name="T1_195">false</text:span><text:span text:style-name="T1_196"><text:s/></text:span><text:span text:style-name="T1_197">Supersonic</text:span><text:span text:style-name="T1_198"><text:s/></text:span><text:span text:style-name="T1_199">Ads</text:span><text:span text:style-name="T1_200"><text:s/></text:span><text:span text:style-name="T1_201">true</text:span><text:span text:style-name="T1_202"><text:s/></text:span><text:span text:style-name="T1_203">false</text:span><text:span text:style-name="T1_204"><text:s/></text:span><text:span text:style-name="T1_205">false</text:span><text:span text:style-name="T1_206"><text:s/></text:span><text:span text:style-name="T1_207">false</text:span><text:span text:style-name="T1_208"><text:s/></text:span><text:span text:style-name="T1_209">html</text:span><text:span text:style-name="T1_210">5</text:span><text:span text:style-name="T1_211">game</text:span><text:span text:style-name="T1_212"><text:s/></text:span><text:span text:style-name="T1_213">false</text:span><text:span text:style-name="T1_214"><text:s/></text:span><text:span text:style-name="T1_215">false</text:span><text:span text:style-name="T1_216"><text:s/></text:span><text:span text:style-name="T1_217">Configs</text:span><text:span text:style-name="T1_218">\</text:span><text:span text:style-name="T1_219">Default</text:span><text:span text:style-name="T1_220">\</text:span><text:span text:style-name="T1_221">html</text:span><text:span text:style-name="T1_222">5\</text:span><text:span text:style-name="T1_223">fav</text:span><text:span text:style-name="T1_224">.</text:span><text:span text:style-name="T1_225">ico</text:span><text:span text:style-name="T1_226"><text:s/>-1<text:s/></text:span><text:span text:style-name="T1_227">true</text:span><text:span text:style-name="T1_228"><text:s/>-1<text:s/></text:span><text:span text:style-name="T1_229">false</text:span><text:span text:style-name="T1_230"><text:s/></text:span><text:span text:style-name="T1_231">index</text:span><text:span text:style-name="T1_232">.</text:span><text:span text:style-name="T1_233">html</text:span><text:span text:style-name="T1_234"><text:s/>-1<text:s/></text:span><text:span text:style-name="T1_235">Configs</text:span><text:span text:style-name="T1_236">\</text:span><text:span text:style-name="T1_237">Default</text:span><text:span text:style-name="T1_238">\</text:span><text:span text:style-name="T1_239">html</text:span><text:span text:style-name="T1_240">5\</text:span><text:span text:style-name="T1_241">splash</text:span><text:span text:style-name="T1_242">.</text:span><text:span text:style-name="T1_243">png</text:span><text:span text:style-name="T1_244"><text:s/>2048<text:s/></text:span><text:span text:style-name="T1_245">false</text:span><text:span text:style-name="T1_246"><text:s/></text:span><text:span text:style-name="T1_247">false</text:span><text:span text:style-name="T1_248"><text:s/></text:span><text:span text:style-name="T1_249">nil</text:span><text:span text:style-name="T1_250"><text:s/></text:span><text:span text:style-name="T1_251">false</text:span><text:span text:style-name="T1_252"><text:s/></text:span><text:span text:style-name="T1_253">false</text:span><text:span text:style-name="T1_254"><text:s/></text:span><text:span text:style-name="T1_255">true</text:span><text:span text:style-name="T1_256"><text:s/></text:span><text:span text:style-name="T1_257">false</text:span><text:span text:style-name="T1_258"><text:s/></text:span><text:span text:style-name="T1_259">false</text:span><text:span text:style-name="T1_260"><text:s/></text:span><text:span text:style-name="T1_261">iAds</text:span><text:span text:style-name="T1_262"><text:s/>0<text:s/>3<text:s/></text:span><text:span text:style-name="T1_263">Project</text:span><text:span text:style-name="T1_264">4<text:s/></text:span><text:span text:style-name="T1_265">false</text:span><text:span text:style-name="T1_266"><text:s/></text:span><text:span text:style-name="T1_267">false</text:span><text:span text:style-name="T1_268"><text:s/></text:span><text:span text:style-name="T1_269">Configs</text:span><text:span text:style-name="T1_270">\</text:span><text:span text:style-name="T1_271">Default</text:span><text:span text:style-name="T1_272">\</text:span><text:span text:style-name="T1_273">ios</text:span><text:span text:style-name="T1_274">\</text:span><text:span text:style-name="T1_275">icons</text:span><text:span text:style-name="T1_276">\</text:span><text:span text:style-name="T1_277">icon</text:span><text:span text:style-name="T1_278">114.</text:span><text:span text:style-name="T1_279">png</text:span><text:span text:style-name="T1_280"><text:s/></text:span><text:span text:style-name="T1_281">Configs</text:span><text:span text:style-name="T1_282">\</text:span><text:span text:style-name="T1_283">Default</text:span><text:span text:style-name="T1_284">\</text:span><text:span text:style-name="T1_285">ios</text:span><text:span text:style-name="T1_286">\</text:span><text:span text:style-name="T1_287">icons</text:span><text:span text:style-name="T1_288">\</text:span><text:span text:style-name="T1_289">icon</text:span><text:span text:style-name="T1_290">120.</text:span><text:span text:style-name="T1_291">png</text:span><text:span text:style-name="T1_292"><text:s/></text:span><text:span text:style-name="T1_293">Configs</text:span><text:span text:style-name="T1_294">\</text:span><text:span text:style-name="T1_295">Default</text:span><text:span text:style-name="T1_296">\</text:span><text:span text:style-name="T1_297">ios</text:span><text:span text:style-name="T1_298">\</text:span><text:span text:style-name="T1_299">icons</text:span><text:span text:style-name="T1_300">\</text:span><text:span text:style-name="T1_301">icon</text:span><text:span text:style-name="T1_302">144.</text:span><text:span text:style-name="T1_303">png</text:span><text:span text:style-name="T1_304"><text:s/></text:span><text:span text:style-name="T1_305">Configs</text:span><text:span text:style-name="T1_306">\</text:span><text:span text:style-name="T1_307">Default</text:span><text:span text:style-name="T1_308">\</text:span><text:span text:style-name="T1_309">ios</text:span><text:span text:style-name="T1_310">\</text:span><text:span text:style-name="T1_311">icons</text:span><text:span text:style-name="T1_312">\</text:span><text:span text:style-name="T1_313">icon</text:span><text:span text:style-name="T1_314">152.</text:span><text:span text:style-name="T1_315">png</text:span><text:span text:style-name="T1_316"><text:s/></text:span><text:span text:style-name="T1_317">Configs</text:span><text:span text:style-name="T1_318">\</text:span><text:span text:style-name="T1_319">Default</text:span><text:span text:style-name="T1_320">\</text:span><text:span text:style-name="T1_321">ios</text:span><text:span text:style-name="T1_322">\</text:span><text:span text:style-name="T1_323">icons</text:span><text:span text:style-name="T1_324">\</text:span><text:span text:style-name="T1_325">icon</text:span><text:span text:style-name="T1_326">57.</text:span><text:span text:style-name="T1_327">png</text:span><text:span text:style-name="T1_328"><text:s/></text:span><text:span text:style-name="T1_329">Configs</text:span><text:span text:style-name="T1_330">\</text:span><text:span text:style-name="T1_331">Default</text:span><text:span text:style-name="T1_332">\</text:span><text:span text:style-name="T1_333">ios</text:span><text:span text:style-name="T1_334">\</text:span><text:span text:style-name="T1_335">icons</text:span><text:span text:style-name="T1_336">\</text:span><text:span text:style-name="T1_337">icon</text:span><text:span text:style-name="T1_338">72.</text:span><text:span text:style-name="T1_339">png</text:span><text:span text:style-name="T1_340"><text:s/></text:span><text:span text:style-name="T1_341">Configs</text:span><text:span text:style-name="T1_342">\</text:span><text:span text:style-name="T1_343">Default</text:span><text:span text:style-name="T1_344">\</text:span><text:span text:style-name="T1_345">ios</text:span><text:span text:style-name="T1_346">\</text:span><text:span text:style-name="T1_347">icons</text:span><text:span text:style-name="T1_348">\</text:span><text:span text:style-name="T1_349">icon</text:span><text:span text:style-name="T1_350">76.</text:span><text:span text:style-name="T1_351">png</text:span><text:span text:style-name="T1_352"><text:s/></text:span><text:span text:style-name="T1_353">false</text:span><text:span text:style-name="T1_354"><text:s/></text:span><text:span text:style-name="T1_355">false</text:span><text:span text:style-name="T1_356"><text:s/></text:span><text:span text:style-name="T1_357">true</text:span><text:span text:style-name="T1_358"><text:s/></text:span><text:span text:style-name="T1_359">Configs</text:span><text:span text:style-name="T1_360">\</text:span><text:span text:style-name="T1_361">Default</text:span><text:span text:style-name="T1_362">\</text:span><text:span text:style-name="T1_363">ios</text:span><text:span text:style-name="T1_364">\</text:span><text:span text:style-name="T1_365">iPadRetinasplash</text:span><text:span text:style-name="T1_366">.</text:span><text:span text:style-name="T1_367">png</text:span><text:span text:style-name="T1_368"><text:s/></text:span><text:span text:style-name="T1_369">Configs</text:span><text:span text:style-name="T1_370">\</text:span><text:span text:style-name="T1_371">Default</text:span><text:span text:style-name="T1_372">\</text:span><text:span text:style-name="T1_373">ios</text:span><text:span text:style-name="T1_374">\</text:span><text:span text:style-name="T1_375">iPadsplash</text:span><text:span text:style-name="T1_376">.</text:span><text:span text:style-name="T1_377">png</text:span><text:span text:style-name="T1_378"><text:s/></text:span><text:span text:style-name="T1_379">Configs</text:span><text:span text:style-name="T1_380">\</text:span><text:span text:style-name="T1_381">Default</text:span><text:span text:style-name="T1_382">\</text:span><text:span text:style-name="T1_383">ios</text:span><text:span text:style-name="T1_384">\</text:span><text:span text:style-name="T1_385">iPhone</text:span><text:span text:style-name="T1_386">5</text:span><text:span text:style-name="T1_387">splash</text:span><text:span text:style-name="T1_388">.</text:span><text:span text:style-name="T1_389">png</text:span><text:span text:style-name="T1_390"><text:s/></text:span><text:span text:style-name="T1_391">Configs</text:span><text:span text:style-name="T1_392">\</text:span><text:span text:style-name="T1_393">Default</text:span><text:span text:style-name="T1_394">\</text:span><text:span text:style-name="T1_395">ios</text:span><text:span text:style-name="T1_396">\</text:span><text:span text:style-name="T1_397">IphoneRetinasplash</text:span><text:span text:style-name="T1_398">.</text:span><text:span text:style-name="T1_399">png</text:span><text:span text:style-name="T1_400"><text:s/></text:span><text:span text:style-name="T1_401">Configs</text:span><text:span text:style-name="T1_402">\</text:span><text:span text:style-name="T1_403">Default</text:span><text:span text:style-name="T1_404">\</text:span><text:span text:style-name="T1_405">ios</text:span><text:span text:style-name="T1_406">\</text:span><text:span text:style-name="T1_407">iPhonesplash</text:span><text:span text:style-name="T1_408">.</text:span><text:span text:style-name="T1_409">png</text:span><text:span text:style-name="T1_410"><text:s/>1<text:s/>0<text:s/></text:span><text:span text:style-name="T1_411">true</text:span><text:span text:style-name="T1_412"><text:s/></text:span><text:span text:style-name="T1_413">true</text:span><text:span text:style-name="T1_414"><text:s/></text:span><text:span text:style-name="T1_415">true</text:span><text:span text:style-name="T1_416"><text:s/></text:span><text:span text:style-name="T1_417">true</text:span><text:span text:style-name="T1_418"><text:s/></text:span><text:span text:style-name="T1_419">Configs</text:span><text:span text:style-name="T1_420">\</text:span><text:span text:style-name="T1_421">Default</text:span><text:span text:style-name="T1_422">\</text:span><text:span text:style-name="T1_423">ios</text:span><text:span text:style-name="T1_424">\</text:span><text:span text:style-name="T1_425">splash</text:span><text:span text:style-name="T1_426">.</text:span><text:span text:style-name="T1_427">png</text:span><text:span text:style-name="T1_428"><text:s/>1024<text:s/></text:span><text:span text:style-name="T1_429">false</text:span><text:span text:style-name="T1_430"><text:s/></text:span><text:span text:style-name="T1_431">Project</text:span><text:span text:style-name="T1_432">4<text:s/></text:span><text:span text:style-name="T1_433">false</text:span><text:span text:style-name="T1_434"><text:s/></text:span><text:span text:style-name="T1_435">false</text:span><text:span text:style-name="T1_436"><text:s/></text:span><text:span text:style-name="T1_437">Configs</text:span><text:span text:style-name="T1_438">\</text:span><text:span text:style-name="T1_439">Default</text:span><text:span text:style-name="T1_440">\</text:span><text:span text:style-name="T1_441">linux</text:span><text:span text:style-name="T1_442">\</text:span><text:span text:style-name="T1_443">icon</text:span><text:span text:style-name="T1_444">64.</text:span><text:span text:style-name="T1_445">png</text:span><text:span text:style-name="T1_446"><text:s/></text:span><text:span text:style-name="T1_447">true</text:span><text:span text:style-name="T1_448"><text:s/>-1<text:s/></text:span><text:span text:style-name="T1_449">true</text:span><text:span text:style-name="T1_450"><text:s/></text:span><text:span text:style-name="T1_451">false</text:span><text:span text:style-name="T1_452"><text:s/></text:span><text:span text:style-name="T1_453">Configs</text:span><text:span text:style-name="T1_454">\</text:span><text:span text:style-name="T1_455">Default</text:span><text:span text:style-name="T1_456">\</text:span><text:span text:style-name="T1_457">linux</text:span><text:span text:style-name="T1_458">\</text:span><text:span text:style-name="T1_459">splash</text:span><text:span text:style-name="T1_460">.</text:span><text:span text:style-name="T1_461">png</text:span><text:span text:style-name="T1_462"><text:s/>0<text:s/></text:span><text:span text:style-name="T1_463">false</text:span><text:span text:style-name="T1_464"><text:s/>2048<text:s/>255<text:s/></text:span><text:span text:style-name="T1_465">nil</text:span><text:span text:style-name="T1_466"><text:s/></text:span><text:span text:style-name="T1_467">false</text:span><text:span text:style-name="T1_468"><text:s/></text:span><text:span text:style-name="T1_469">false</text:span><text:span text:style-name="T1_470"><text:s/></text:span><text:span text:style-name="T1_471">false</text:span><text:span text:style-name="T1_472"><text:s/>0<text:s/>(</text:span><text:span text:style-name="T1_473">c</text:span><text:span text:style-name="T1_474">)2012<text:s/></text:span><text:span text:style-name="T1_475">CompanyName</text:span><text:span text:style-name="T1_476"><text:s/></text:span><text:span text:style-name="T1_477">Ltd</text:span><text:span text:style-name="T1_478">...<text:s/></text:span><text:span text:style-name="T1_479">true</text:span><text:span text:style-name="T1_480"><text:s/></text:span><text:span text:style-name="T1_481">Project</text:span><text:span text:style-name="T1_482">4<text:s/></text:span><text:span text:style-name="T1_483">false</text:span><text:span text:style-name="T1_484"><text:s/></text:span><text:span text:style-name="T1_485">false</text:span><text:span text:style-name="T1_486"><text:s/></text:span><text:span text:style-name="T1_487">Configs</text:span><text:span text:style-name="T1_488">\</text:span><text:span text:style-name="T1_489">Default</text:span><text:span text:style-name="T1_490">\</text:span><text:span text:style-name="T1_491">mac</text:span><text:span text:style-name="T1_492">\</text:span><text:span text:style-name="T1_493">icon</text:span><text:span text:style-name="T1_494">512.</text:span><text:span text:style-name="T1_495">png</text:span><text:span text:style-name="T1_496"><text:s/></text:span><text:span text:style-name="T1_497">true</text:span><text:span text:style-name="T1_498"><text:s/>1<text:s/></text:span><text:span text:style-name="T1_499">false</text:span><text:span text:style-name="T1_500"><text:s/>0<text:s/>~/</text:span><text:span text:style-name="T1_501">GameMaker</text:span><text:span text:style-name="T1_502">-</text:span><text:span text:style-name="T1_503">Studio</text:span><text:span text:style-name="T1_504">/</text:span><text:span text:style-name="T1_505">Project</text:span><text:span text:style-name="T1_506">4<text:s/>-1<text:s/></text:span><text:span text:style-name="T1_507">true</text:span><text:span text:style-name="T1_508"><text:s/></text:span><text:span text:style-name="T1_509">true</text:span><text:span text:style-name="T1_510"><text:s/></text:span><text:span text:style-name="T1_511">false</text:span><text:span text:style-name="T1_512"><text:s/></text:span><text:span text:style-name="T1_513">Configs</text:span><text:span text:style-name="T1_514">\</text:span><text:span text:style-name="T1_515">Default</text:span><text:span text:style-name="T1_516">\</text:span><text:span text:style-name="T1_517">mac</text:span><text:span text:style-name="T1_518">\</text:span><text:span text:style-name="T1_519">splash</text:span><text:span text:style-name="T1_520">.</text:span><text:span text:style-name="T1_521">png</text:span><text:span text:style-name="T1_522"><text:s/>0<text:s/>0<text:s/>2048<text:s/></text:span><text:span text:style-name="T1_523">false</text:span><text:span text:style-name="T1_524"><text:s/></text:span><text:span text:style-name="T1_525">false</text:span><text:span text:style-name="T1_526"><text:s/></text:span><text:span text:style-name="T1_527">true</text:span><text:span text:style-name="T1_528"><text:s/></text:span><text:span text:style-name="T1_529">false</text:span><text:span text:style-name="T1_530"><text:s/>0<text:s/></text:span><text:span text:style-name="T1_531">true</text:span><text:span text:style-name="T1_532"><text:s/>0<text:s/></text:span><text:span text:style-name="T1_533">true</text:span><text:span text:style-name="T1_534"><text:s/>-1<text:s/></text:span><text:span text:style-name="T1_535">true</text:span><text:span text:style-name="T1_536"><text:s/></text:span><text:span text:style-name="T1_537">true</text:span><text:span text:style-name="T1_538"><text:s/></text:span><text:span text:style-name="T1_539">true</text:span><text:span text:style-name="T1_540"><text:s/></text:span><text:span text:style-name="T1_541">true</text:span><text:span text:style-name="T1_542"><text:s/></text:span><text:span text:style-name="T1_543">true</text:span><text:span text:style-name="T1_544"><text:s/>1<text:s/></text:span><text:span text:style-name="T1_545">false</text:span><text:span text:style-name="T1_546"><text:s/></text:span><text:span text:style-name="T1_547">false</text:span><text:span text:style-name="T1_548"><text:s/>0<text:s/>2<text:s/></text:span><text:span text:style-name="T1_549">false</text:span><text:span text:style-name="T1_550"><text:s/>&lt;</text:span><text:span text:style-name="T1_551">none</text:span><text:span text:style-name="T1_552">&gt;<text:s/></text:span><text:span text:style-name="T1_553">false</text:span><text:span text:style-name="T1_554"><text:s/>$7</text:span><text:span text:style-name="T1_555">fffffffffffffff</text:span><text:span text:style-name="T1_556"><text:s/>1<text:s/></text:span><text:span text:style-name="T1_557">Default</text:span><text:span text:style-name="T1_558"><text:s/></text:span><text:span text:style-name="T1_559">http</text:span><text:span text:style-name="T1_560">://</text:span><text:span text:style-name="T1_561">yourdomain</text:span><text:span text:style-name="T1_562">/</text:span><text:span text:style-name="T1_563">Project</text:span><text:span text:style-name="T1_564">4<text:s/>0<text:s/></text:span><text:span text:style-name="T1_565">Project</text:span><text:span text:style-name="T1_566">4<text:s/></text:span><text:span text:style-name="T1_567">false</text:span><text:span text:style-name="T1_568"><text:s/></text:span><text:span text:style-name="T1_569">false</text:span><text:span text:style-name="T1_570"><text:s/></text:span><text:span text:style-name="T1_571">Configs</text:span><text:span text:style-name="T1_572">\</text:span><text:span text:style-name="T1_573">Default</text:span><text:span text:style-name="T1_574">\</text:span><text:span text:style-name="T1_575">tizen</text:span><text:span text:style-name="T1_576">\</text:span><text:span text:style-name="T1_577">icon</text:span><text:span text:style-name="T1_578">117.</text:span><text:span text:style-name="T1_579">png</text:span><text:span text:style-name="T1_580"><text:s/>1<text:s/>0<text:s/>0<text:s/>1<text:s/></text:span><text:span text:style-name="T1_581">Configs</text:span><text:span text:style-name="T1_582">\</text:span><text:span text:style-name="T1_583">Default</text:span><text:span text:style-name="T1_584">\</text:span><text:span text:style-name="T1_585">tizen</text:span><text:span text:style-name="T1_586">\</text:span><text:span text:style-name="T1_587">splash</text:span><text:span text:style-name="T1_588">.</text:span><text:span text:style-name="T1_589">png</text:span><text:span text:style-name="T1_590"><text:s/>1024<text:s/></text:span><text:span text:style-name="T1_591">false</text:span><text:span text:style-name="T1_592"><text:s/></text:span><text:span text:style-name="T1_593">true</text:span><text:span text:style-name="T1_594"><text:s/></text:span><text:span text:style-name="T1_595">false</text:span><text:span text:style-name="T1_596"><text:s/>100<text:s/>0<text:s/>1<text:s/>0<text:s/>0<text:s/></text:span><text:span text:style-name="T1_597">false</text:span><text:span text:style-name="T1_598"><text:s/></text:span><text:span text:style-name="T1_599">false</text:span><text:span text:style-name="T1_600"><text:s/></text:span><text:span text:style-name="T1_601">false</text:span><text:span text:style-name="T1_602"><text:s/>0<text:s/></text:span><text:span text:style-name="T1_603">Windows</text:span><text:span text:style-name="T1_604">8_</text:span><text:span text:style-name="T1_605">TemporaryKey</text:span><text:span text:style-name="T1_606">.</text:span><text:span text:style-name="T1_607">pfx</text:span><text:span text:style-name="T1_608"><text:s/></text:span><text:span text:style-name="T1_609">Project</text:span><text:span text:style-name="T1_610">4<text:s/></text:span><text:span text:style-name="T1_611">false</text:span><text:span text:style-name="T1_612"><text:s/></text:span><text:span text:style-name="T1_613">true</text:span><text:span text:style-name="T1_614"><text:s/></text:span><text:span text:style-name="T1_615">true</text:span><text:span text:style-name="T1_616"><text:s/></text:span><text:span text:style-name="T1_617">true</text:span><text:span text:style-name="T1_618"><text:s/></text:span><text:span text:style-name="T1_619">Configs</text:span><text:span text:style-name="T1_620">\</text:span><text:span text:style-name="T1_621">Default</text:span><text:span text:style-name="T1_622">\</text:span><text:span text:style-name="T1_623">Windows</text:span><text:span text:style-name="T1_624">8\</text:span><text:span text:style-name="T1_625">logos</text:span><text:span text:style-name="T1_626">\</text:span><text:span text:style-name="T1_627">logo</text:span><text:span text:style-name="T1_628">150.</text:span><text:span text:style-name="T1_629">png</text:span><text:span text:style-name="T1_630"><text:s/>#000000<text:s/></text:span><text:span text:style-name="T1_631">light</text:span><text:span text:style-name="T1_632"><text:s/>1<text:s/>0<text:s/></text:span><text:span text:style-name="T1_633">Win</text:span><text:span text:style-name="T1_634">8</text:span><text:span text:style-name="T1_635">NativeRunner</text:span><text:span text:style-name="T1_636">_</text:span><text:span text:style-name="T1_637">TemporaryKey</text:span><text:span text:style-name="T1_638">.</text:span><text:span text:style-name="T1_639">pfx</text:span><text:span text:style-name="T1_640"><text:s/></text:span><text:span text:style-name="T1_641">x</text:span><text:span text:style-name="T1_642">86<text:s/></text:span><text:span text:style-name="T1_643">YourPackageDisplayName</text:span><text:span text:style-name="T1_644"><text:s/></text:span><text:span text:style-name="T1_645">YourPackageName</text:span><text:span text:style-name="T1_646"><text:s/></text:span><text:span text:style-name="T1_647">true</text:span><text:span text:style-name="T1_648"><text:s/></text:span><text:span text:style-name="T1_649">true</text:span><text:span text:style-name="T1_650"><text:s/></text:span><text:span text:style-name="T1_651">YourPublisherName</text:span><text:span text:style-name="T1_652"><text:s/>0<text:s/></text:span><text:span text:style-name="T1_653">false</text:span><text:span text:style-name="T1_654"><text:s/></text:span><text:span text:style-name="T1_655">false</text:span><text:span text:style-name="T1_656"><text:s/></text:span><text:span text:style-name="T1_657">Configs</text:span><text:span text:style-name="T1_658">\</text:span><text:span text:style-name="T1_659">Default</text:span><text:span text:style-name="T1_660">\</text:span><text:span text:style-name="T1_661">Windows</text:span><text:span text:style-name="T1_662">8\</text:span><text:span text:style-name="T1_663">logos</text:span><text:span text:style-name="T1_664">\</text:span><text:span text:style-name="T1_665">logo</text:span><text:span text:style-name="T1_666">30.</text:span><text:span text:style-name="T1_667">png</text:span><text:span text:style-name="T1_668"><text:s/>#000000<text:s/></text:span><text:span text:style-name="T1_669">Configs</text:span><text:span text:style-name="T1_670">\</text:span><text:span text:style-name="T1_671">Default</text:span><text:span text:style-name="T1_672">\</text:span><text:span text:style-name="T1_673">Windows</text:span><text:span text:style-name="T1_674">8\</text:span><text:span text:style-name="T1_675">splashscreen</text:span><text:span text:style-name="T1_676">.</text:span><text:span text:style-name="T1_677">png</text:span><text:span text:style-name="T1_678"><text:s/></text:span><text:span text:style-name="T1_679">Configs</text:span><text:span text:style-name="T1_680">\</text:span><text:span text:style-name="T1_681">Default</text:span><text:span text:style-name="T1_682">\</text:span><text:span text:style-name="T1_683">Windows</text:span><text:span text:style-name="T1_684">8\</text:span><text:span text:style-name="T1_685">logos</text:span><text:span text:style-name="T1_686">\</text:span><text:span text:style-name="T1_687">logo</text:span><text:span text:style-name="T1_688">50.</text:span><text:span text:style-name="T1_689">png</text:span><text:span text:style-name="T1_690"><text:s/>1024<text:s/></text:span><text:span text:style-name="T1_691">Configs</text:span><text:span text:style-name="T1_692">\</text:span><text:span text:style-name="T1_693">Default</text:span><text:span text:style-name="T1_694">\</text:span><text:span text:style-name="T1_695">Windows</text:span><text:span text:style-name="T1_696">8\</text:span><text:span text:style-name="T1_697">logos</text:span><text:span text:style-name="T1_698">\</text:span><text:span text:style-name="T1_699">logo</text:span><text:span text:style-name="T1_700">310.</text:span><text:span text:style-name="T1_701">png</text:span><text:span text:style-name="T1_702"><text:s/></text:span><text:span text:style-name="T1_703">clBlack</text:span><text:span text:style-name="T1_704"><text:s/>0<text:s/></text:span><text:span text:style-name="T1_705">A</text:span><text:span text:style-name="T1_706"><text:s/></text:span><text:span text:style-name="T1_707">GameMaker</text:span><text:span text:style-name="T1_708">:</text:span><text:span text:style-name="T1_709">Studio</text:span><text:span text:style-name="T1_710"><text:s/></text:span><text:span text:style-name="T1_711">Game</text:span><text:span text:style-name="T1_712"><text:s/></text:span><text:span text:style-name="T1_713">false</text:span><text:span text:style-name="T1_714"><text:s/></text:span><text:span text:style-name="T1_715">Configs</text:span><text:span text:style-name="T1_716">\</text:span><text:span text:style-name="T1_717">Default</text:span><text:span text:style-name="T1_718">\</text:span><text:span text:style-name="T1_719">windows</text:span><text:span text:style-name="T1_720">\</text:span><text:span text:style-name="T1_721">runner</text:span><text:span text:style-name="T1_722">_</text:span><text:span text:style-name="T1_723">icon</text:span><text:span text:style-name="T1_724">.</text:span><text:span text:style-name="T1_725">ico</text:span><text:span text:style-name="T1_726"><text:s/></text:span><text:span text:style-name="T1_727">Configs</text:span><text:span text:style-name="T1_728">\</text:span><text:span text:style-name="T1_729">Default</text:span><text:span text:style-name="T1_730">\</text:span><text:span text:style-name="T1_731">windows</text:span><text:span text:style-name="T1_732">\</text:span><text:span text:style-name="T1_733">License</text:span><text:span text:style-name="T1_734">.</text:span><text:span text:style-name="T1_735">txt</text:span><text:span text:style-name="T1_736"><text:s/>0<text:s/>1<text:s/></text:span><text:span text:style-name="T1_737">Configs</text:span><text:span text:style-name="T1_738">\</text:span><text:span text:style-name="T1_739">Default</text:span><text:span text:style-name="T1_740">\</text:span><text:span text:style-name="T1_741">windows</text:span><text:span text:style-name="T1_742">\</text:span><text:span text:style-name="T1_743">RunnerInstaller</text:span><text:span text:style-name="T1_744">.</text:span><text:span text:style-name="T1_745">nsi</text:span><text:span text:style-name="T1_746"><text:s/>0<text:s/></text:span><text:span text:style-name="T1_747">Configs</text:span><text:span text:style-name="T1_748">\</text:span><text:span text:style-name="T1_749">Default</text:span><text:span text:style-name="T1_750">\</text:span><text:span text:style-name="T1_751">windows</text:span><text:span text:style-name="T1_752">\</text:span><text:span text:style-name="T1_753">Runner</text:span><text:span text:style-name="T1_754">_</text:span><text:span text:style-name="T1_755">finish</text:span><text:span text:style-name="T1_756">.</text:span><text:span text:style-name="T1_757">bmp</text:span><text:span text:style-name="T1_758"><text:s/></text:span><text:span text:style-name="T1_759">Configs</text:span><text:span text:style-name="T1_760">\</text:span><text:span text:style-name="T1_761">Default</text:span><text:span text:style-name="T1_762">\</text:span><text:span text:style-name="T1_763">windows</text:span><text:span text:style-name="T1_764">\</text:span><text:span text:style-name="T1_765">Runner</text:span><text:span text:style-name="T1_766">_</text:span><text:span text:style-name="T1_767">header</text:span><text:span text:style-name="T1_768">.</text:span><text:span text:style-name="T1_769">bmp</text:span><text:span text:style-name="T1_770"><text:s/>0<text:s/></text:span><text:span text:style-name="T1_771">Configs</text:span><text:span text:style-name="T1_772">\</text:span><text:span text:style-name="T1_773">Default</text:span><text:span text:style-name="T1_774">\</text:span><text:span text:style-name="T1_775">windows</text:span><text:span text:style-name="T1_776">\</text:span><text:span text:style-name="T1_777">splash</text:span><text:span text:style-name="T1_778">.</text:span><text:span text:style-name="T1_779">png</text:span><text:span text:style-name="T1_780"><text:s/>0<text:s/>2048<text:s/></text:span><text:span text:style-name="T1_781">Configs</text:span><text:span text:style-name="T1_782">\</text:span><text:span text:style-name="T1_783">Default</text:span><text:span text:style-name="T1_784">\</text:span><text:span text:style-name="T1_785">WinPhone</text:span><text:span text:style-name="T1_786">\</text:span><text:span text:style-name="T1_787">SplashScreenImage</text:span><text:span text:style-name="T1_788">480.</text:span><text:span text:style-name="T1_789">jpg</text:span><text:span text:style-name="T1_790"><text:s/></text:span><text:span text:style-name="T1_791">Configs</text:span><text:span text:style-name="T1_792">\</text:span><text:span text:style-name="T1_793">Default</text:span><text:span text:style-name="T1_794">\</text:span><text:span text:style-name="T1_795">WinPhone</text:span><text:span text:style-name="T1_796">\</text:span><text:span text:style-name="T1_797">SplashScreenImage</text:span><text:span text:style-name="T1_798">720.</text:span><text:span text:style-name="T1_799">jpg</text:span><text:span text:style-name="T1_800"><text:s/></text:span><text:span text:style-name="T1_801">Configs</text:span><text:span text:style-name="T1_802">\</text:span><text:span text:style-name="T1_803">Default</text:span><text:span text:style-name="T1_804">\</text:span><text:span text:style-name="T1_805">WinPhone</text:span><text:span text:style-name="T1_806">\</text:span><text:span text:style-name="T1_807">SplashScreenImage</text:span><text:span text:style-name="T1_808">.</text:span><text:span text:style-name="T1_809">jpg</text:span><text:span text:style-name="T1_810"><text:s/></text:span><text:span text:style-name="T1_811">false</text:span><text:span text:style-name="T1_812"><text:s/></text:span><text:span text:style-name="T1_813">false</text:span><text:span text:style-name="T1_814"><text:s/></text:span><text:span text:style-name="T1_815">You</text:span><text:span text:style-name="T1_816"><text:s/>0<text:s/></text:span><text:span text:style-name="T1_817">Configs</text:span><text:span text:style-name="T1_818">\</text:span><text:span text:style-name="T1_819">Default</text:span><text:span text:style-name="T1_820">\</text:span><text:span text:style-name="T1_821">WinPhone</text:span><text:span text:style-name="T1_822">\</text:span><text:span text:style-name="T1_823">CycleSmall</text:span><text:span text:style-name="T1_824">.</text:span><text:span text:style-name="T1_825">png</text:span><text:span text:style-name="T1_826"><text:s/></text:span><text:span text:style-name="T1_827">Configs</text:span><text:span text:style-name="T1_828">\</text:span><text:span text:style-name="T1_829">Default</text:span><text:span text:style-name="T1_830">\</text:span><text:span text:style-name="T1_831">WinPhone</text:span><text:span text:style-name="T1_832">\</text:span><text:span text:style-name="T1_833">CycleWide</text:span><text:span text:style-name="T1_834">1.</text:span><text:span text:style-name="T1_835">png</text:span><text:span text:style-name="T1_836"><text:s/></text:span><text:span text:style-name="T1_837">Configs</text:span><text:span text:style-name="T1_838">\</text:span><text:span text:style-name="T1_839">Default</text:span><text:span text:style-name="T1_840">\</text:span><text:span text:style-name="T1_841">WinPhone</text:span><text:span text:style-name="T1_842">\</text:span><text:span text:style-name="T1_843">CycleWide</text:span><text:span text:style-name="T1_844">2.</text:span><text:span text:style-name="T1_845">png</text:span><text:span text:style-name="T1_846"><text:s/></text:span><text:span text:style-name="T1_847">Configs</text:span><text:span text:style-name="T1_848">\</text:span><text:span text:style-name="T1_849">Default</text:span><text:span text:style-name="T1_850">\</text:span><text:span text:style-name="T1_851">WinPhone</text:span><text:span text:style-name="T1_852">\</text:span><text:span text:style-name="T1_853">CycleWide</text:span><text:span text:style-name="T1_854">3.</text:span><text:span text:style-name="T1_855">png</text:span><text:span text:style-name="T1_856"><text:s/></text:span><text:span text:style-name="T1_857">Configs</text:span><text:span text:style-name="T1_858">\</text:span><text:span text:style-name="T1_859">Default</text:span><text:span text:style-name="T1_860">\</text:span><text:span text:style-name="T1_861">WinPhone</text:span><text:span text:style-name="T1_862">\</text:span><text:span text:style-name="T1_863">CycleWide</text:span><text:span text:style-name="T1_864">4.</text:span><text:span text:style-name="T1_865">png</text:span><text:span text:style-name="T1_866"><text:s/></text:span><text:span text:style-name="T1_867">Configs</text:span><text:span text:style-name="T1_868">\</text:span><text:span text:style-name="T1_869">Default</text:span><text:span text:style-name="T1_870">\</text:span><text:span text:style-name="T1_871">WinPhone</text:span><text:span text:style-name="T1_872">\</text:span><text:span text:style-name="T1_873">CycleWide</text:span><text:span text:style-name="T1_874">5.</text:span><text:span text:style-name="T1_875">png</text:span><text:span text:style-name="T1_876"><text:s/></text:span><text:span text:style-name="T1_877">Configs</text:span><text:span text:style-name="T1_878">\</text:span><text:span text:style-name="T1_879">Default</text:span><text:span text:style-name="T1_880">\</text:span><text:span text:style-name="T1_881">WinPhone</text:span><text:span text:style-name="T1_882">\</text:span><text:span text:style-name="T1_883">CycleWide</text:span><text:span text:style-name="T1_884">6.</text:span><text:span text:style-name="T1_885">png</text:span><text:span text:style-name="T1_886"><text:s/></text:span><text:span text:style-name="T1_887">Configs</text:span><text:span text:style-name="T1_888">\</text:span><text:span text:style-name="T1_889">Default</text:span><text:span text:style-name="T1_890">\</text:span><text:span text:style-name="T1_891">WinPhone</text:span><text:span text:style-name="T1_892">\</text:span><text:span text:style-name="T1_893">CycleWide</text:span><text:span text:style-name="T1_894">7.</text:span><text:span text:style-name="T1_895">png</text:span><text:span text:style-name="T1_896"><text:s/></text:span><text:span text:style-name="T1_897">Configs</text:span><text:span text:style-name="T1_898">\</text:span><text:span text:style-name="T1_899">Default</text:span><text:span text:style-name="T1_900">\</text:span><text:span text:style-name="T1_901">WinPhone</text:span><text:span text:style-name="T1_902">\</text:span><text:span text:style-name="T1_903">CycleWide</text:span><text:span text:style-name="T1_904">8.</text:span><text:span text:style-name="T1_905">png</text:span><text:span text:style-name="T1_906"><text:s/></text:span><text:span text:style-name="T1_907">Configs</text:span><text:span text:style-name="T1_908">\</text:span><text:span text:style-name="T1_909">Default</text:span><text:span text:style-name="T1_910">\</text:span><text:span text:style-name="T1_911">WinPhone</text:span><text:span text:style-name="T1_912">\</text:span><text:span text:style-name="T1_913">CycleWide</text:span><text:span text:style-name="T1_914">9.</text:span><text:span text:style-name="T1_915">png</text:span><text:span text:style-name="T1_916"><text:s/></text:span><text:span text:style-name="T1_917">YourDescription</text:span><text:span text:style-name="T1_918"><text:s/></text:span><text:span text:style-name="T1_919">Project</text:span><text:span text:style-name="T1_920">4<text:s/></text:span><text:span text:style-name="T1_921">Configs</text:span><text:span text:style-name="T1_922">\</text:span><text:span text:style-name="T1_923">Default</text:span><text:span text:style-name="T1_924">\</text:span><text:span text:style-name="T1_925">WinPhone</text:span><text:span text:style-name="T1_926">\</text:span><text:span text:style-name="T1_927">FlipMedBack</text:span><text:span text:style-name="T1_928">.</text:span><text:span text:style-name="T1_929">png</text:span><text:span text:style-name="T1_930"><text:s/></text:span><text:span text:style-name="T1_931">Configs</text:span><text:span text:style-name="T1_932">\</text:span><text:span text:style-name="T1_933">Default</text:span><text:span text:style-name="T1_934">\</text:span><text:span text:style-name="T1_935">WinPhone</text:span><text:span text:style-name="T1_936">\</text:span><text:span text:style-name="T1_937">FlipMedFront</text:span><text:span text:style-name="T1_938">.</text:span><text:span text:style-name="T1_939">png</text:span><text:span text:style-name="T1_940"><text:s/></text:span><text:span text:style-name="T1_941">FlipSmallBack</text:span><text:span text:style-name="T1_942">.</text:span><text:span text:style-name="T1_943">png</text:span><text:span text:style-name="T1_944"><text:s/></text:span><text:span text:style-name="T1_945">Configs</text:span><text:span text:style-name="T1_946">\</text:span><text:span text:style-name="T1_947">Default</text:span><text:span text:style-name="T1_948">\</text:span><text:span text:style-name="T1_949">WinPhone</text:span><text:span text:style-name="T1_950">\</text:span><text:span text:style-name="T1_951">FlipSmallFront</text:span><text:span text:style-name="T1_952">.</text:span><text:span text:style-name="T1_953">png</text:span><text:span text:style-name="T1_954"><text:s/></text:span><text:span text:style-name="T1_955">Configs</text:span><text:span text:style-name="T1_956">\</text:span><text:span text:style-name="T1_957">Default</text:span><text:span text:style-name="T1_958">\</text:span><text:span text:style-name="T1_959">WinPhone</text:span><text:span text:style-name="T1_960">\</text:span><text:span text:style-name="T1_961">FlipWideBack</text:span><text:span text:style-name="T1_962">.</text:span><text:span text:style-name="T1_963">png</text:span><text:span text:style-name="T1_964"><text:s/></text:span><text:span text:style-name="T1_965">Configs</text:span><text:span text:style-name="T1_966">\</text:span><text:span text:style-name="T1_967">Default</text:span><text:span text:style-name="T1_968">\</text:span><text:span text:style-name="T1_969">WinPhone</text:span><text:span text:style-name="T1_970">\</text:span><text:span text:style-name="T1_971">FlipWideFront</text:span><text:span text:style-name="T1_972">.</text:span><text:span text:style-name="T1_973">png</text:span><text:span text:style-name="T1_974"><text:s/></text:span><text:span text:style-name="T1_975">false</text:span><text:span text:style-name="T1_976"><text:s/>1<text:s/></text:span><text:span text:style-name="T1_977">false</text:span><text:span text:style-name="T1_978"><text:s/></text:span><text:span text:style-name="T1_979">Configs</text:span><text:span text:style-name="T1_980">\</text:span><text:span text:style-name="T1_981">Default</text:span><text:span text:style-name="T1_982">\</text:span><text:span text:style-name="T1_983">WinPhone</text:span><text:span text:style-name="T1_984">\</text:span><text:span text:style-name="T1_985">ApplicationIcon</text:span><text:span text:style-name="T1_986">.</text:span><text:span text:style-name="T1_987">png</text:span><text:span text:style-name="T1_988"><text:s/>#000000<text:s/></text:span><text:span text:style-name="T1_989">Configs</text:span><text:span text:style-name="T1_990">\</text:span><text:span text:style-name="T1_991">Default</text:span><text:span text:style-name="T1_992">\</text:span><text:span text:style-name="T1_993">WinPhone</text:span><text:span text:style-name="T1_994">\</text:span><text:span text:style-name="T1_995">IconicSmall</text:span><text:span text:style-name="T1_996">.</text:span><text:span text:style-name="T1_997">png</text:span><text:span text:style-name="T1_998"><text:s/></text:span><text:span text:style-name="T1_999">Configs</text:span><text:span text:style-name="T1_1000">\</text:span><text:span text:style-name="T1_1001">Default</text:span><text:span text:style-name="T1_1002">\</text:span><text:span text:style-name="T1_1003">WinPhone</text:span><text:span text:style-name="T1_1004">\</text:span><text:span text:style-name="T1_1005">IconicWide</text:span><text:span text:style-name="T1_1006">.</text:span><text:span text:style-name="T1_1007">png</text:span><text:span text:style-name="T1_1008"><text:s/></text:span><text:span text:style-name="T1_1009">true</text:span><text:span text:style-name="T1_1010"><text:s/></text:span><text:span text:style-name="T1_1011">true</text:span><text:span text:style-name="T1_1012"><text:s/>1<text:s/>0<text:s/></text:span><text:span text:style-name="T1_1013">true</text:span><text:span text:style-name="T1_1014"><text:s/></text:span><text:span text:style-name="T1_1015">YourPublisherName</text:span><text:span text:style-name="T1_1016"><text:s/></text:span><text:span text:style-name="T1_1017">f</text:span><text:span text:style-name="T1_1018">47823</text:span><text:span text:style-name="T1_1019">f</text:span><text:span text:style-name="T1_1020">0-220</text:span><text:span text:style-name="T1_1021">d</text:span><text:span text:style-name="T1_1022">-459</text:span><text:span text:style-name="T1_1023">a</text:span><text:span text:style-name="T1_1024">-</text:span><text:span text:style-name="T1_1025">bf</text:span><text:span text:style-name="T1_1026">68-</text:span><text:span text:style-name="T1_1027">b</text:span><text:span text:style-name="T1_1028">6</text:span><text:span text:style-name="T1_1029">ea</text:span><text:span text:style-name="T1_1030">984</text:span><text:span text:style-name="T1_1031">b</text:span><text:span text:style-name="T1_1032">24</text:span><text:span text:style-name="T1_1033">a</text:span><text:span text:style-name="T1_1034">8<text:s/>0<text:s/></text:span><text:span text:style-name="T1_1035">true</text:span><text:span text:style-name="T1_1036"><text:s/></text:span><text:span text:style-name="T1_1037">true</text:span><text:span text:style-name="T1_1038"><text:s/></text:span><text:span text:style-name="T1_1039">true</text:span><text:span text:style-name="T1_1040"><text:s/>1024<text:s/>0<text:s/></text:span><text:span text:style-name="T1_1041">false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423cm" style:writing-mode="lr-tb"/>
      <style:text-properties fo:font-style="normal" style:font-style-asian="normal" style:font-style-complex="normal"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97cm" fo:margin-bottom="0.397cm" style:writing-mode="lr-tb"/>
      <style:text-properties fo:font-style="normal" style:font-style-asian="normal" style:font-style-complex="normal"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423cm" style:writing-mode="lr-tb"/>
      <style:text-properties fo:font-style="normal" style:font-style-asian="normal" style:font-style-complex="normal"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5cm" fo:margin-bottom="0.45cm" style:writing-mode="lr-tb"/>
      <style:text-properties fo:font-style="normal" style:font-style-asian="normal" style:font-style-complex="normal"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5cm" fo:margin-bottom="0.45cm" style:writing-mode="lr-tb"/>
      <style:text-properties fo:font-style="normal" style:font-style-asian="normal" style:font-style-complex="normal" fo:font-size="9pt" style:font-size-asian="9pt" style:font-size-complex="9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635cm" fo:margin-bottom="0.635cm" style:writing-mode="lr-tb"/>
      <style:text-properties fo:font-style="normal" style:font-style-asian="normal" style:font-style-complex="normal" fo:font-size="8pt" style:font-size-asian="8pt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